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Basic/Standard/Module2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Corbel" svg:font-family="Corbe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4.38mm"/>
    </style:style>
    <style:style style:name="co3" style:family="table-column">
      <style:table-column-properties fo:break-before="auto" style:column-width="32.84mm"/>
    </style:style>
    <style:style style:name="co4" style:family="table-column">
      <style:table-column-properties fo:break-before="auto" style:column-width="28.01mm"/>
    </style:style>
    <style:style style:name="co5" style:family="table-column">
      <style:table-column-properties fo:break-before="auto" style:column-width="34.78mm"/>
    </style:style>
    <style:style style:name="co6" style:family="table-column">
      <style:table-column-properties fo:break-before="auto" style:column-width="9.86mm"/>
    </style:style>
    <style:style style:name="co7" style:family="table-column">
      <style:table-column-properties fo:break-before="auto" style:column-width="8.64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10.76mm"/>
    </style:style>
    <style:style style:name="co10" style:family="table-column">
      <style:table-column-properties fo:break-before="auto" style:column-width="10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4">
      <number:month number:style="long" number:textual="true"/>
    </number:date-style>
    <number:boolean-style style:name="N99">
      <number:boolean/>
    </number:boolean-style>
    <style:style style:name="ce16" style:family="table-cell" style:parent-style-name="Heading_20_1">
      <style:text-properties style:font-style-asian="normal" style:font-style-complex="normal"/>
    </style:style>
    <style:style style:name="ce17" style:family="table-cell" style:parent-style-name="Activity">
      <style:table-cell-properties style:cell-protect="protected" style:print-content="true" fo:background-color="transparent" fo:border="none"/>
    </style:style>
    <style:style style:name="ce3" style:family="table-cell" style:parent-style-name="Default" style:data-style-name="N108"/>
    <style:style style:name="ce19" style:family="table-cell" style:parent-style-name="Default" style:data-style-name="N108">
      <style:table-cell-properties fo:border="none"/>
    </style:style>
    <style:style style:name="ce20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Neutral" style:data-style-name="N34">
      <style:table-cell-properties style:text-align-source="fix" style:repeat-content="false" fo:border="none" style:vertical-align="middle"/>
      <style:paragraph-properties fo:text-align="center" fo:margin-left="0mm"/>
    </style:style>
    <style:style style:name="ce23" style:family="table-cell" style:parent-style-name="Minggu" style:data-style-name="N109">
      <style:table-cell-properties style:text-align-source="fix" style:repeat-content="false" fo:border="none" style:vertical-align="middle"/>
      <style:paragraph-properties fo:text-align="center" fo:margin-left="0mm"/>
    </style:style>
    <style:style style:name="ce24" style:family="table-cell" style:parent-style-name="Tanggal" style:data-style-name="N110">
      <style:map style:condition="is-true-formula(CurrentDay)" style:apply-style-name="CurrDay" style:base-cell-address="Sheet1.F5"/>
      <style:map style:condition="is-true-formula(ISODD(COLUMN()))" style:apply-style-name="OddColumn" style:base-cell-address="Sheet1.F5"/>
    </style:style>
    <style:style style:name="ce25" style:family="table-cell" style:parent-style-name="Tanggal" style:data-style-name="N109">
      <style:map style:condition="is-true-formula(CurrentDay)" style:apply-style-name="CurrDay" style:base-cell-address="Sheet1.F5"/>
      <style:map style:condition="is-true-formula(ISODD(COLUMN()))" style:apply-style-name="OddColumn" style:base-cell-address="Sheet1.F5"/>
    </style:style>
    <style:style style:name="ce26" style:family="table-cell" style:parent-style-name="Default" style:data-style-name="N99">
      <style:table-cell-properties style:text-align-source="fix" style:repeat-content="false" fo:border="none"/>
      <style:paragraph-properties fo:text-align="center" fo:margin-left="0mm"/>
      <style:map style:condition="is-true-formula(PeriodInPlan)" style:apply-style-name="Period" style:base-cell-address="Sheet1.F7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mm"/>
      <style:map style:condition="is-true-formula(PeriodInPlan)" style:apply-style-name="Period" style:base-cell-address="Sheet1.F7"/>
    </style:style>
    <style:style style:name="ce2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735773" style:text-outline="false" style:text-line-through-style="none" style:text-line-through-type="none" style:font-name="Corbel" fo:font-size="42pt" fo:language="id" fo:country="ID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2pt" style:language-asian="zh" style:country-asian="CN" style:font-style-asian="normal" style:font-weight-asian="bold" style:font-name-complex="Corbel" style:font-size-complex="4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PeriodInPlan)" style:apply-style-name="Period" style:base-cell-address="Sheet1.F7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PeriodInPlan)" style:apply-style-name="Period" style:base-cell-address="Sheet1.F7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CurrentDay)" style:apply-style-name="CurrDay" style:base-cell-address="Sheet1.F5"/>
      <style:map style:condition="is-true-formula(ISODD(COLUMN()))" style:apply-style-name="OddColumn" style:base-cell-address="Sheet1.F5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map style:condition="is-true-formula(PeriodInPlan)" style:apply-style-name="Period" style:base-cell-address="Sheet1.F7"/>
    </style:style>
    <style:style style:name="ce33" style:family="table-cell" style:parent-style-name="Minggu">
      <style:table-cell-properties fo:border="none"/>
    </style:style>
    <style:style style:name="ce34" style:family="table-cell" style:parent-style-name="Default">
      <style:map style:condition="is-true-formula(PeriodInPlan)" style:apply-style-name="Period" style:base-cell-address="Sheet1.F7"/>
    </style:style>
    <style:style style:name="ce35" style:family="table-cell" style:parent-style-name="Minggu" style:data-style-name="N109">
      <style:table-cell-properties style:text-align-source="fix" style:repeat-content="false" fo:border="none"/>
      <style:paragraph-properties fo:text-align="center" fo:margin-left="0mm"/>
    </style:style>
    <style:style style:name="ce15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6" table:default-cell-style-name="ce7"/>
        <table:table-column table:style-name="co1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6" table:default-cell-style-name="ce7"/>
        <table:table-column table:style-name="co1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6" table:default-cell-style-name="ce7"/>
        <table:table-column table:style-name="co1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6" table:default-cell-style-name="ce7"/>
        <table:table-column table:style-name="co1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6" table:default-cell-style-name="ce7"/>
        <table:table-column table:style-name="co1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6" table:default-cell-style-name="ce7"/>
        <table:table-column table:style-name="co1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6" table:default-cell-style-name="ce7"/>
        <table:table-column table:style-name="co1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6" table:default-cell-style-name="ce7"/>
        <table:table-column table:style-name="co1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6" table:default-cell-style-name="ce7"/>
        <table:table-column table:style-name="co1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6" table:default-cell-style-name="ce7"/>
        <table:table-column table:style-name="co1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6" table:default-cell-style-name="ce7"/>
        <table:table-column table:style-name="co1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6" table:default-cell-style-name="ce7"/>
        <table:table-column table:style-name="co1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6" table:default-cell-style-name="ce7"/>
        <table:table-column table:style-name="co1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6" table:default-cell-style-name="ce7"/>
        <table:table-column table:style-name="co1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6" table:default-cell-style-name="ce7"/>
        <table:table-column table:style-name="co1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6" table:default-cell-style-name="ce7"/>
        <table:table-column table:style-name="co1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6" table:default-cell-style-name="ce7"/>
        <table:table-column table:style-name="co1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6" table:default-cell-style-name="ce7"/>
        <table:table-column table:style-name="co1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3" table:default-cell-style-name="Default"/>
        <table:table-row table:style-name="ro1">
          <table:table-cell table:number-columns-repeated="139"/>
        </table:table-row>
        <table:table-row table:style-name="ro1">
          <table:table-cell/>
          <table:table-cell office:value-type="string" calcext:value-type="string">
            <text:p>Start Date</text:p>
          </table:table-cell>
          <table:table-cell office:value-type="date" office:date-value="2019-08-19" calcext:value-type="date">
            <text:p>19 Agustus</text:p>
          </table:table-cell>
          <table:table-cell table:number-columns-repeated="136"/>
        </table:table-row>
        <table:table-row table:style-name="ro1">
          <table:table-cell/>
          <table:table-cell table:style-name="Heading_20_1" office:value-type="string" calcext:value-type="string" table:number-columns-spanned="1" table:number-rows-spanned="4">
            <text:p>Activity</text:p>
          </table:table-cell>
          <table:table-cell table:style-name="Heading_20_1" office:value-type="string" calcext:value-type="string" table:number-columns-spanned="1" table:number-rows-spanned="4">
            <text:p>Start Date</text:p>
          </table:table-cell>
          <table:table-cell table:style-name="Heading_20_1" office:value-type="string" calcext:value-type="string" table:number-columns-spanned="1" table:number-rows-spanned="4">
            <text:p>Duration</text:p>
          </table:table-cell>
          <table:table-cell table:style-name="Heading_20_1" office:value-type="string" calcext:value-type="string" table:number-columns-spanned="1" table:number-rows-spanned="4">
            <text:p>End Date</text:p>
          </table:table-cell>
          <table:table-cell table:style-name="ce22" table:formula="of:=[.R5]" office:value-type="date" office:date-value="2019-08-31" calcext:value-type="date" table:number-columns-spanned="13" table:number-rows-spanned="1">
            <text:p>Agustus</text:p>
          </table:table-cell>
          <table:covered-table-cell table:number-columns-repeated="12" table:style-name="ce31"/>
          <table:table-cell table:style-name="ce22" table:formula="of:=[.AE5]" office:value-type="date" office:date-value="2019-09-13" calcext:value-type="date" table:number-columns-spanned="30" table:number-rows-spanned="1">
            <text:p>September</text:p>
          </table:table-cell>
          <table:covered-table-cell table:number-columns-repeated="12" table:style-name="Default"/>
          <table:covered-table-cell table:style-name="ce22"/>
          <table:covered-table-cell table:number-columns-repeated="12" table:style-name="Default"/>
          <table:covered-table-cell table:style-name="ce22"/>
          <table:covered-table-cell table:number-columns-repeated="3" table:style-name="Default"/>
          <table:table-cell table:style-name="ce22" table:formula="of:=[.BI5]" office:value-type="date" office:date-value="2019-10-13" calcext:value-type="date" table:number-columns-spanned="31" table:number-rows-spanned="1">
            <text:p>Oktober</text:p>
          </table:table-cell>
          <table:covered-table-cell table:number-columns-repeated="29" table:style-name="Default"/>
          <table:covered-table-cell table:style-name="ce22"/>
          <table:table-cell table:style-name="ce22" table:formula="of:=[.CN5]" office:value-type="date" office:date-value="2019-11-13" calcext:value-type="date" table:number-columns-spanned="30" table:number-rows-spanned="1">
            <text:p>November</text:p>
          </table:table-cell>
          <table:covered-table-cell table:number-columns-repeated="28" table:style-name="Default"/>
          <table:covered-table-cell table:style-name="ce22"/>
          <table:table-cell table:style-name="ce22" table:formula="of:=[.DR5]" office:value-type="date" office:date-value="2019-12-13" calcext:value-type="date" table:number-columns-spanned="27" table:number-rows-spanned="1">
            <text:p>Desember</text:p>
          </table:table-cell>
          <table:covered-table-cell table:number-columns-repeated="26" table:style-name="Default"/>
          <table:table-cell table:number-columns-repeated="3"/>
        </table:table-row>
        <table:table-row table:style-name="ro1">
          <table:table-cell/>
          <table:covered-table-cell table:number-columns-repeated="4" table:style-name="Heading_20_1"/>
          <table:table-cell table:style-name="ce23" table:formula="of:=CONCATENATE(&quot;Minggu &quot;;ORG.OPENOFFICE.WEEKS([.$C$2];[.L5];0)+1)" office:value-type="string" office:string-value="Minggu 1" calcext:value-type="string" table:number-columns-spanned="7" table:number-rows-spanned="1">
            <text:p>Minggu 1</text:p>
          </table:table-cell>
          <table:covered-table-cell table:style-name="ce23" table:formula="of:=CONCATENATE(&quot;Minggu &quot;;ORG.OPENOFFICE.WEEKS([.D2];[.M5];0)+1)" office:value-type="string" office:string-value="Minggu 6244" calcext:value-type="string">
            <text:p>Minggu 6244</text:p>
          </table:covered-table-cell>
          <table:covered-table-cell table:style-name="ce23" table:formula="of:=CONCATENATE(&quot;Minggu &quot;;ORG.OPENOFFICE.WEEKS([.E2];[.N5];0)+1)" office:value-type="string" office:string-value="Minggu 6244" calcext:value-type="string">
            <text:p>Minggu 6244</text:p>
          </table:covered-table-cell>
          <table:covered-table-cell table:style-name="ce23" table:formula="of:=CONCATENATE(&quot;Minggu &quot;;ORG.OPENOFFICE.WEEKS([#REF!];[.O5];0)+1)" office:value-type="string" office:string-value="" calcext:value-type="error">
            <text:p>#REF!</text:p>
          </table:covered-table-cell>
          <table:covered-table-cell table:style-name="ce23" table:formula="of:=CONCATENATE(&quot;Minggu &quot;;ORG.OPENOFFICE.WEEKS([.F2];[.P5];0)+1)" office:value-type="string" office:string-value="Minggu 6244" calcext:value-type="string">
            <text:p>Minggu 6244</text:p>
          </table:covered-table-cell>
          <table:covered-table-cell table:style-name="ce23" table:formula="of:=CONCATENATE(&quot;Minggu &quot;;ORG.OPENOFFICE.WEEKS([.G2];[.Q5];0)+1)" office:value-type="string" office:string-value="Minggu 6244" calcext:value-type="string">
            <text:p>Minggu 6244</text:p>
          </table:covered-table-cell>
          <table:covered-table-cell table:style-name="ce23" table:formula="of:=CONCATENATE(&quot;Minggu &quot;;ORG.OPENOFFICE.WEEKS([.H2];[.R5];0)+1)" office:value-type="string" office:string-value="Minggu 6245" calcext:value-type="string">
            <text:p>Minggu 6245</text:p>
          </table:covered-table-cell>
          <table:table-cell table:style-name="Minggu" table:formula="of:=CONCATENATE(&quot;Minggu &quot;;ORG.OPENOFFICE.WEEKS([.$C$2];[.S5];0)+1)" office:value-type="string" office:string-value="Minggu 2" calcext:value-type="string" table:number-columns-spanned="7" table:number-rows-spanned="1">
            <text:p>Minggu 2</text:p>
          </table:table-cell>
          <table:covered-table-cell table:number-columns-repeated="6" table:style-name="ce33"/>
          <table:table-cell table:style-name="ce23" table:formula="of:=CONCATENATE(&quot;Minggu &quot;;ORG.OPENOFFICE.WEEKS([.$C$2];[.Z5];0)+1)" office:value-type="string" office:string-value="Minggu 3" calcext:value-type="string" table:number-columns-spanned="7" table:number-rows-spanned="1">
            <text:p>Minggu 3</text:p>
          </table:table-cell>
          <table:covered-table-cell table:number-columns-repeated="6" table:style-name="ce33"/>
          <table:table-cell table:style-name="ce23" table:formula="of:=CONCATENATE(&quot;Minggu &quot;;ORG.OPENOFFICE.WEEKS([.$C$2];[.AG5];0)+1)" office:value-type="string" office:string-value="Minggu 4" calcext:value-type="string" table:number-columns-spanned="7" table:number-rows-spanned="1">
            <text:p>Minggu 4</text:p>
          </table:table-cell>
          <table:covered-table-cell table:number-columns-repeated="6" table:style-name="ce33"/>
          <table:table-cell table:style-name="ce23" table:formula="of:=CONCATENATE(&quot;Minggu &quot;;ORG.OPENOFFICE.WEEKS([.$C$2];[.AN5];0)+1)" office:value-type="string" office:string-value="Minggu 5" calcext:value-type="string" table:number-columns-spanned="7" table:number-rows-spanned="1">
            <text:p>Minggu 5</text:p>
          </table:table-cell>
          <table:covered-table-cell table:number-columns-repeated="6" table:style-name="ce33"/>
          <table:table-cell table:style-name="ce23" table:formula="of:=CONCATENATE(&quot;Minggu &quot;;ORG.OPENOFFICE.WEEKS([.$C$2];[.AU5];0)+1)" office:value-type="string" office:string-value="Minggu 6" calcext:value-type="string" table:number-columns-spanned="7" table:number-rows-spanned="1">
            <text:p>Minggu 6</text:p>
          </table:table-cell>
          <table:covered-table-cell table:number-columns-repeated="5" table:style-name="ce33"/>
          <table:covered-table-cell table:style-name="ce35"/>
          <table:table-cell table:style-name="ce23" table:formula="of:=CONCATENATE(&quot;Minggu &quot;;ORG.OPENOFFICE.WEEKS([.$C$2];[.BB5];0)+1)" office:value-type="string" office:string-value="Minggu 7" calcext:value-type="string" table:number-columns-spanned="7" table:number-rows-spanned="1">
            <text:p>Minggu 7</text:p>
          </table:table-cell>
          <table:covered-table-cell table:number-columns-repeated="6" table:style-name="ce33"/>
          <table:table-cell table:style-name="ce23" table:formula="of:=CONCATENATE(&quot;Minggu &quot;;ORG.OPENOFFICE.WEEKS([.$C$2];[.BI5];0)+1)" office:value-type="string" office:string-value="Minggu 8" calcext:value-type="string" table:number-columns-spanned="7" table:number-rows-spanned="1">
            <text:p>Minggu 8</text:p>
          </table:table-cell>
          <table:covered-table-cell table:number-columns-repeated="6" table:style-name="ce33"/>
          <table:table-cell table:style-name="ce23" table:formula="of:=CONCATENATE(&quot;Minggu &quot;;ORG.OPENOFFICE.WEEKS([.$C$2];[.BP5];0)+1)" office:value-type="string" office:string-value="Minggu 9" calcext:value-type="string" table:number-columns-spanned="7" table:number-rows-spanned="1">
            <text:p>Minggu 9</text:p>
          </table:table-cell>
          <table:covered-table-cell table:number-columns-repeated="6" table:style-name="ce33"/>
          <table:table-cell table:style-name="ce23" table:formula="of:=CONCATENATE(&quot;Minggu &quot;;ORG.OPENOFFICE.WEEKS([.$C$2];[.BW5];0)+1)" office:value-type="string" office:string-value="Minggu 10" calcext:value-type="string" table:number-columns-spanned="7" table:number-rows-spanned="1">
            <text:p>Minggu 10</text:p>
          </table:table-cell>
          <table:covered-table-cell table:number-columns-repeated="6" table:style-name="ce33"/>
          <table:table-cell table:style-name="ce23" table:formula="of:=CONCATENATE(&quot;Minggu &quot;;ORG.OPENOFFICE.WEEKS([.$C$2];[.CD5];0)+1)" office:value-type="string" office:string-value="Minggu 11" calcext:value-type="string" table:number-columns-spanned="7" table:number-rows-spanned="1">
            <text:p>Minggu 11</text:p>
          </table:table-cell>
          <table:covered-table-cell table:number-columns-repeated="6" table:style-name="ce33"/>
          <table:table-cell table:style-name="ce23" table:formula="of:=CONCATENATE(&quot;Minggu &quot;;ORG.OPENOFFICE.WEEKS([.$C$2];[.CK5];0)+1)" office:value-type="string" office:string-value="Minggu 12" calcext:value-type="string" table:number-columns-spanned="7" table:number-rows-spanned="1">
            <text:p>Minggu 12</text:p>
          </table:table-cell>
          <table:covered-table-cell table:number-columns-repeated="6" table:style-name="ce33"/>
          <table:table-cell table:style-name="ce23" table:formula="of:=CONCATENATE(&quot;Minggu &quot;;ORG.OPENOFFICE.WEEKS([.$C$2];[.CR5];0)+1)" office:value-type="string" office:string-value="Minggu 13" calcext:value-type="string" table:number-columns-spanned="7" table:number-rows-spanned="1">
            <text:p>Minggu 13</text:p>
          </table:table-cell>
          <table:covered-table-cell table:number-columns-repeated="6" table:style-name="ce33"/>
          <table:table-cell table:style-name="ce23" table:formula="of:=CONCATENATE(&quot;Minggu &quot;;ORG.OPENOFFICE.WEEKS([.$C$2];[.CY5];0)+1)" office:value-type="string" office:string-value="Minggu 14" calcext:value-type="string" table:number-columns-spanned="7" table:number-rows-spanned="1">
            <text:p>Minggu 14</text:p>
          </table:table-cell>
          <table:covered-table-cell table:number-columns-repeated="6" table:style-name="ce33"/>
          <table:table-cell table:style-name="ce23" table:formula="of:=CONCATENATE(&quot;Minggu &quot;;ORG.OPENOFFICE.WEEKS([.$C$2];[.DF5];0)+1)" office:value-type="string" office:string-value="Minggu 15" calcext:value-type="string" table:number-columns-spanned="7" table:number-rows-spanned="1">
            <text:p>Minggu 15</text:p>
          </table:table-cell>
          <table:covered-table-cell table:number-columns-repeated="6" table:style-name="ce33"/>
          <table:table-cell table:style-name="ce23" table:formula="of:=CONCATENATE(&quot;Minggu &quot;;ORG.OPENOFFICE.WEEKS([.$C$2];[.DM5];0)+1)" office:value-type="string" office:string-value="Minggu 16" calcext:value-type="string" table:number-columns-spanned="7" table:number-rows-spanned="1">
            <text:p>Minggu 16</text:p>
          </table:table-cell>
          <table:covered-table-cell table:number-columns-repeated="6" table:style-name="ce33"/>
          <table:table-cell table:style-name="ce23" table:formula="of:=CONCATENATE(&quot;Minggu &quot;;ORG.OPENOFFICE.WEEKS([.$C$2];[.DT5];0)+1)" office:value-type="string" office:string-value="Minggu 17" calcext:value-type="string" table:number-columns-spanned="7" table:number-rows-spanned="1">
            <text:p>Minggu 17</text:p>
          </table:table-cell>
          <table:covered-table-cell table:number-columns-repeated="6" table:style-name="ce33"/>
          <table:table-cell table:style-name="ce23" table:formula="of:=CONCATENATE(&quot;Minggu &quot;;ORG.OPENOFFICE.WEEKS([.$C$2];[.EA5];0)+1)" office:value-type="string" office:string-value="Minggu 18" calcext:value-type="string" table:number-columns-spanned="7" table:number-rows-spanned="1">
            <text:p>Minggu 18</text:p>
          </table:table-cell>
          <table:covered-table-cell table:number-columns-repeated="6" table:style-name="ce33"/>
          <table:table-cell table:style-name="ce23" table:formula="of:=CONCATENATE(&quot;Minggu &quot;;ORG.OPENOFFICE.WEEKS([.$C$2];[.EB5];0)+1)" office:value-type="string" office:string-value="Minggu 19" calcext:value-type="string" table:number-columns-spanned="7" table:number-rows-spanned="1">
            <text:p>Minggu 19</text:p>
          </table:table-cell>
          <table:covered-table-cell table:number-columns-repeated="2" table:style-name="ce33"/>
          <table:covered-table-cell table:number-columns-repeated="2" table:style-name="ce35"/>
          <table:covered-table-cell table:number-columns-repeated="2" table:style-name="ce33"/>
          <table:table-cell table:style-name="ce33"/>
        </table:table-row>
        <table:table-row table:style-name="ro1">
          <table:table-cell/>
          <table:covered-table-cell table:number-columns-repeated="4" table:style-name="ce16"/>
          <table:table-cell table:style-name="ce24" table:formula="of:=[.C2]" office:value-type="date" office:date-value="2019-08-19" calcext:value-type="date">
            <text:p>Sen</text:p>
          </table:table-cell>
          <table:table-cell table:style-name="ce24" table:formula="of:=[.F5]+1" office:value-type="date" office:date-value="2019-08-20" calcext:value-type="date">
            <text:p>Sel</text:p>
          </table:table-cell>
          <table:table-cell table:style-name="ce24" table:formula="of:=[.G5]+1" office:value-type="date" office:date-value="2019-08-21" calcext:value-type="date">
            <text:p>Rab</text:p>
          </table:table-cell>
          <table:table-cell table:style-name="ce24" table:formula="of:=[.H5]+1" office:value-type="date" office:date-value="2019-08-22" calcext:value-type="date">
            <text:p>Kam</text:p>
          </table:table-cell>
          <table:table-cell table:style-name="ce24" table:formula="of:=[.I5]+1" office:value-type="date" office:date-value="2019-08-23" calcext:value-type="date">
            <text:p>Jum</text:p>
          </table:table-cell>
          <table:table-cell table:style-name="ce24" table:formula="of:=[.J5]+1" office:value-type="date" office:date-value="2019-08-24" calcext:value-type="date">
            <text:p>Sab</text:p>
          </table:table-cell>
          <table:table-cell table:style-name="ce24" table:formula="of:=[.K5]+1" office:value-type="date" office:date-value="2019-08-25" calcext:value-type="date">
            <text:p>Min</text:p>
          </table:table-cell>
          <table:table-cell table:style-name="ce24" table:formula="of:=[.L5]+1" office:value-type="date" office:date-value="2019-08-26" calcext:value-type="date">
            <text:p>Sen</text:p>
          </table:table-cell>
          <table:table-cell table:style-name="ce24" table:formula="of:=[.M5]+1" office:value-type="date" office:date-value="2019-08-27" calcext:value-type="date">
            <text:p>Sel</text:p>
          </table:table-cell>
          <table:table-cell table:style-name="ce24" table:formula="of:=[.N5]+1" office:value-type="date" office:date-value="2019-08-28" calcext:value-type="date">
            <text:p>Rab</text:p>
          </table:table-cell>
          <table:table-cell table:style-name="ce24" table:formula="of:=[.O5]+1" office:value-type="date" office:date-value="2019-08-29" calcext:value-type="date">
            <text:p>Kam</text:p>
          </table:table-cell>
          <table:table-cell table:style-name="ce24" table:formula="of:=[.P5]+1" office:value-type="date" office:date-value="2019-08-30" calcext:value-type="date">
            <text:p>Jum</text:p>
          </table:table-cell>
          <table:table-cell table:style-name="ce24" table:formula="of:=[.Q5]+1" office:value-type="date" office:date-value="2019-08-31" calcext:value-type="date">
            <text:p>Sab</text:p>
          </table:table-cell>
          <table:table-cell table:style-name="ce24" table:formula="of:=[.R5]+1" office:value-type="date" office:date-value="2019-09-01" calcext:value-type="date">
            <text:p>Min</text:p>
          </table:table-cell>
          <table:table-cell table:style-name="ce24" table:formula="of:=[.S5]+1" office:value-type="date" office:date-value="2019-09-02" calcext:value-type="date">
            <text:p>Sen</text:p>
          </table:table-cell>
          <table:table-cell table:style-name="ce24" table:formula="of:=[.T5]+1" office:value-type="date" office:date-value="2019-09-03" calcext:value-type="date">
            <text:p>Sel</text:p>
          </table:table-cell>
          <table:table-cell table:style-name="ce24" table:formula="of:=[.U5]+1" office:value-type="date" office:date-value="2019-09-04" calcext:value-type="date">
            <text:p>Rab</text:p>
          </table:table-cell>
          <table:table-cell table:style-name="ce24" table:formula="of:=[.V5]+1" office:value-type="date" office:date-value="2019-09-05" calcext:value-type="date">
            <text:p>Kam</text:p>
          </table:table-cell>
          <table:table-cell table:style-name="ce24" table:formula="of:=[.W5]+1" office:value-type="date" office:date-value="2019-09-06" calcext:value-type="date">
            <text:p>Jum</text:p>
          </table:table-cell>
          <table:table-cell table:style-name="ce24" table:formula="of:=[.X5]+1" office:value-type="date" office:date-value="2019-09-07" calcext:value-type="date">
            <text:p>Sab</text:p>
          </table:table-cell>
          <table:table-cell table:style-name="ce24" table:formula="of:=[.Y5]+1" office:value-type="date" office:date-value="2019-09-08" calcext:value-type="date">
            <text:p>Min</text:p>
          </table:table-cell>
          <table:table-cell table:style-name="ce24" table:formula="of:=[.Z5]+1" office:value-type="date" office:date-value="2019-09-09" calcext:value-type="date">
            <text:p>Sen</text:p>
          </table:table-cell>
          <table:table-cell table:style-name="ce24" table:formula="of:=[.AA5]+1" office:value-type="date" office:date-value="2019-09-10" calcext:value-type="date">
            <text:p>Sel</text:p>
          </table:table-cell>
          <table:table-cell table:style-name="ce24" table:formula="of:=[.AB5]+1" office:value-type="date" office:date-value="2019-09-11" calcext:value-type="date">
            <text:p>Rab</text:p>
          </table:table-cell>
          <table:table-cell table:style-name="ce24" table:formula="of:=[.AC5]+1" office:value-type="date" office:date-value="2019-09-12" calcext:value-type="date">
            <text:p>Kam</text:p>
          </table:table-cell>
          <table:table-cell table:style-name="ce24" table:formula="of:=[.AD5]+1" office:value-type="date" office:date-value="2019-09-13" calcext:value-type="date">
            <text:p>Jum</text:p>
          </table:table-cell>
          <table:table-cell table:style-name="ce24" table:formula="of:=[.AE5]+1" office:value-type="date" office:date-value="2019-09-14" calcext:value-type="date">
            <text:p>Sab</text:p>
          </table:table-cell>
          <table:table-cell table:style-name="ce24" table:formula="of:=[.AF5]+1" office:value-type="date" office:date-value="2019-09-15" calcext:value-type="date">
            <text:p>Min</text:p>
          </table:table-cell>
          <table:table-cell table:style-name="ce24" table:formula="of:=[.AG5]+1" office:value-type="date" office:date-value="2019-09-16" calcext:value-type="date">
            <text:p>Sen</text:p>
          </table:table-cell>
          <table:table-cell table:style-name="ce24" table:formula="of:=[.AH5]+1" office:value-type="date" office:date-value="2019-09-17" calcext:value-type="date">
            <text:p>Sel</text:p>
          </table:table-cell>
          <table:table-cell table:style-name="ce24" table:formula="of:=[.AI5]+1" office:value-type="date" office:date-value="2019-09-18" calcext:value-type="date">
            <text:p>Rab</text:p>
          </table:table-cell>
          <table:table-cell table:style-name="ce24" table:formula="of:=[.AJ5]+1" office:value-type="date" office:date-value="2019-09-19" calcext:value-type="date">
            <text:p>Kam</text:p>
          </table:table-cell>
          <table:table-cell table:style-name="ce24" table:formula="of:=[.AK5]+1" office:value-type="date" office:date-value="2019-09-20" calcext:value-type="date">
            <text:p>Jum</text:p>
          </table:table-cell>
          <table:table-cell table:style-name="ce24" table:formula="of:=[.AL5]+1" office:value-type="date" office:date-value="2019-09-21" calcext:value-type="date">
            <text:p>Sab</text:p>
          </table:table-cell>
          <table:table-cell table:style-name="ce24" table:formula="of:=[.AM5]+1" office:value-type="date" office:date-value="2019-09-22" calcext:value-type="date">
            <text:p>Min</text:p>
          </table:table-cell>
          <table:table-cell table:style-name="ce24" table:formula="of:=[.AN5]+1" office:value-type="date" office:date-value="2019-09-23" calcext:value-type="date">
            <text:p>Sen</text:p>
          </table:table-cell>
          <table:table-cell table:style-name="ce24" table:formula="of:=[.AO5]+1" office:value-type="date" office:date-value="2019-09-24" calcext:value-type="date">
            <text:p>Sel</text:p>
          </table:table-cell>
          <table:table-cell table:style-name="ce24" table:formula="of:=[.AP5]+1" office:value-type="date" office:date-value="2019-09-25" calcext:value-type="date">
            <text:p>Rab</text:p>
          </table:table-cell>
          <table:table-cell table:style-name="ce24" table:formula="of:=[.AQ5]+1" office:value-type="date" office:date-value="2019-09-26" calcext:value-type="date">
            <text:p>Kam</text:p>
          </table:table-cell>
          <table:table-cell table:style-name="ce24" table:formula="of:=[.AR5]+1" office:value-type="date" office:date-value="2019-09-27" calcext:value-type="date">
            <text:p>Jum</text:p>
          </table:table-cell>
          <table:table-cell table:style-name="ce24" table:formula="of:=[.AS5]+1" office:value-type="date" office:date-value="2019-09-28" calcext:value-type="date">
            <text:p>Sab</text:p>
          </table:table-cell>
          <table:table-cell table:style-name="ce24" table:formula="of:=[.AT5]+1" office:value-type="date" office:date-value="2019-09-29" calcext:value-type="date">
            <text:p>Min</text:p>
          </table:table-cell>
          <table:table-cell table:style-name="ce24" table:formula="of:=[.AU5]+1" office:value-type="date" office:date-value="2019-09-30" calcext:value-type="date">
            <text:p>Sen</text:p>
          </table:table-cell>
          <table:table-cell table:style-name="ce24" table:formula="of:=[.AV5]+1" office:value-type="date" office:date-value="2019-10-01" calcext:value-type="date">
            <text:p>Sel</text:p>
          </table:table-cell>
          <table:table-cell table:style-name="ce24" table:formula="of:=[.AW5]+1" office:value-type="date" office:date-value="2019-10-02" calcext:value-type="date">
            <text:p>Rab</text:p>
          </table:table-cell>
          <table:table-cell table:style-name="ce24" table:formula="of:=[.AX5]+1" office:value-type="date" office:date-value="2019-10-03" calcext:value-type="date">
            <text:p>Kam</text:p>
          </table:table-cell>
          <table:table-cell table:style-name="ce24" table:formula="of:=[.AY5]+1" office:value-type="date" office:date-value="2019-10-04" calcext:value-type="date">
            <text:p>Jum</text:p>
          </table:table-cell>
          <table:table-cell table:style-name="ce24" table:formula="of:=[.AZ5]+1" office:value-type="date" office:date-value="2019-10-05" calcext:value-type="date">
            <text:p>Sab</text:p>
          </table:table-cell>
          <table:table-cell table:style-name="ce24" table:formula="of:=[.BA5]+1" office:value-type="date" office:date-value="2019-10-06" calcext:value-type="date">
            <text:p>Min</text:p>
          </table:table-cell>
          <table:table-cell table:style-name="ce24" table:formula="of:=[.BB5]+1" office:value-type="date" office:date-value="2019-10-07" calcext:value-type="date">
            <text:p>Sen</text:p>
          </table:table-cell>
          <table:table-cell table:style-name="ce24" table:formula="of:=[.BC5]+1" office:value-type="date" office:date-value="2019-10-08" calcext:value-type="date">
            <text:p>Sel</text:p>
          </table:table-cell>
          <table:table-cell table:style-name="ce24" table:formula="of:=[.BD5]+1" office:value-type="date" office:date-value="2019-10-09" calcext:value-type="date">
            <text:p>Rab</text:p>
          </table:table-cell>
          <table:table-cell table:style-name="ce24" table:formula="of:=[.BE5]+1" office:value-type="date" office:date-value="2019-10-10" calcext:value-type="date">
            <text:p>Kam</text:p>
          </table:table-cell>
          <table:table-cell table:style-name="ce24" table:formula="of:=[.BF5]+1" office:value-type="date" office:date-value="2019-10-11" calcext:value-type="date">
            <text:p>Jum</text:p>
          </table:table-cell>
          <table:table-cell table:style-name="ce24" table:formula="of:=[.BG5]+1" office:value-type="date" office:date-value="2019-10-12" calcext:value-type="date">
            <text:p>Sab</text:p>
          </table:table-cell>
          <table:table-cell table:style-name="ce24" table:formula="of:=[.BH5]+1" office:value-type="date" office:date-value="2019-10-13" calcext:value-type="date">
            <text:p>Min</text:p>
          </table:table-cell>
          <table:table-cell table:style-name="ce24" table:formula="of:=[.BI5]+1" office:value-type="date" office:date-value="2019-10-14" calcext:value-type="date">
            <text:p>Sen</text:p>
          </table:table-cell>
          <table:table-cell table:style-name="ce24" table:formula="of:=[.BJ5]+1" office:value-type="date" office:date-value="2019-10-15" calcext:value-type="date">
            <text:p>Sel</text:p>
          </table:table-cell>
          <table:table-cell table:style-name="ce24" table:formula="of:=[.BK5]+1" office:value-type="date" office:date-value="2019-10-16" calcext:value-type="date">
            <text:p>Rab</text:p>
          </table:table-cell>
          <table:table-cell table:style-name="ce24" table:formula="of:=[.BL5]+1" office:value-type="date" office:date-value="2019-10-17" calcext:value-type="date">
            <text:p>Kam</text:p>
          </table:table-cell>
          <table:table-cell table:style-name="ce24" table:formula="of:=[.BM5]+1" office:value-type="date" office:date-value="2019-10-18" calcext:value-type="date">
            <text:p>Jum</text:p>
          </table:table-cell>
          <table:table-cell table:style-name="ce24" table:formula="of:=[.BN5]+1" office:value-type="date" office:date-value="2019-10-19" calcext:value-type="date">
            <text:p>Sab</text:p>
          </table:table-cell>
          <table:table-cell table:style-name="ce24" table:formula="of:=[.BO5]+1" office:value-type="date" office:date-value="2019-10-20" calcext:value-type="date">
            <text:p>Min</text:p>
          </table:table-cell>
          <table:table-cell table:style-name="ce24" table:formula="of:=[.BP5]+1" office:value-type="date" office:date-value="2019-10-21" calcext:value-type="date">
            <text:p>Sen</text:p>
          </table:table-cell>
          <table:table-cell table:style-name="ce24" table:formula="of:=[.BQ5]+1" office:value-type="date" office:date-value="2019-10-22" calcext:value-type="date">
            <text:p>Sel</text:p>
          </table:table-cell>
          <table:table-cell table:style-name="ce24" table:formula="of:=[.BR5]+1" office:value-type="date" office:date-value="2019-10-23" calcext:value-type="date">
            <text:p>Rab</text:p>
          </table:table-cell>
          <table:table-cell table:style-name="ce24" table:formula="of:=[.BS5]+1" office:value-type="date" office:date-value="2019-10-24" calcext:value-type="date">
            <text:p>Kam</text:p>
          </table:table-cell>
          <table:table-cell table:style-name="ce24" table:formula="of:=[.BT5]+1" office:value-type="date" office:date-value="2019-10-25" calcext:value-type="date">
            <text:p>Jum</text:p>
          </table:table-cell>
          <table:table-cell table:style-name="ce24" table:formula="of:=[.BU5]+1" office:value-type="date" office:date-value="2019-10-26" calcext:value-type="date">
            <text:p>Sab</text:p>
          </table:table-cell>
          <table:table-cell table:style-name="ce24" table:formula="of:=[.BV5]+1" office:value-type="date" office:date-value="2019-10-27" calcext:value-type="date">
            <text:p>Min</text:p>
          </table:table-cell>
          <table:table-cell table:style-name="ce24" table:formula="of:=[.BW5]+1" office:value-type="date" office:date-value="2019-10-28" calcext:value-type="date">
            <text:p>Sen</text:p>
          </table:table-cell>
          <table:table-cell table:style-name="ce24" table:formula="of:=[.BX5]+1" office:value-type="date" office:date-value="2019-10-29" calcext:value-type="date">
            <text:p>Sel</text:p>
          </table:table-cell>
          <table:table-cell table:style-name="ce24" table:formula="of:=[.BY5]+1" office:value-type="date" office:date-value="2019-10-30" calcext:value-type="date">
            <text:p>Rab</text:p>
          </table:table-cell>
          <table:table-cell table:style-name="ce24" table:formula="of:=[.BZ5]+1" office:value-type="date" office:date-value="2019-10-31" calcext:value-type="date">
            <text:p>Kam</text:p>
          </table:table-cell>
          <table:table-cell table:style-name="ce24" table:formula="of:=[.CA5]+1" office:value-type="date" office:date-value="2019-11-01" calcext:value-type="date">
            <text:p>Jum</text:p>
          </table:table-cell>
          <table:table-cell table:style-name="ce24" table:formula="of:=[.CB5]+1" office:value-type="date" office:date-value="2019-11-02" calcext:value-type="date">
            <text:p>Sab</text:p>
          </table:table-cell>
          <table:table-cell table:style-name="ce24" table:formula="of:=[.CC5]+1" office:value-type="date" office:date-value="2019-11-03" calcext:value-type="date">
            <text:p>Min</text:p>
          </table:table-cell>
          <table:table-cell table:style-name="ce24" table:formula="of:=[.CD5]+1" office:value-type="date" office:date-value="2019-11-04" calcext:value-type="date">
            <text:p>Sen</text:p>
          </table:table-cell>
          <table:table-cell table:style-name="ce24" table:formula="of:=[.CE5]+1" office:value-type="date" office:date-value="2019-11-05" calcext:value-type="date">
            <text:p>Sel</text:p>
          </table:table-cell>
          <table:table-cell table:style-name="ce24" table:formula="of:=[.CF5]+1" office:value-type="date" office:date-value="2019-11-06" calcext:value-type="date">
            <text:p>Rab</text:p>
          </table:table-cell>
          <table:table-cell table:style-name="ce24" table:formula="of:=[.CG5]+1" office:value-type="date" office:date-value="2019-11-07" calcext:value-type="date">
            <text:p>Kam</text:p>
          </table:table-cell>
          <table:table-cell table:style-name="ce24" table:formula="of:=[.CH5]+1" office:value-type="date" office:date-value="2019-11-08" calcext:value-type="date">
            <text:p>Jum</text:p>
          </table:table-cell>
          <table:table-cell table:style-name="ce24" table:formula="of:=[.CI5]+1" office:value-type="date" office:date-value="2019-11-09" calcext:value-type="date">
            <text:p>Sab</text:p>
          </table:table-cell>
          <table:table-cell table:style-name="ce24" table:formula="of:=[.CJ5]+1" office:value-type="date" office:date-value="2019-11-10" calcext:value-type="date">
            <text:p>Min</text:p>
          </table:table-cell>
          <table:table-cell table:style-name="ce24" table:formula="of:=[.CK5]+1" office:value-type="date" office:date-value="2019-11-11" calcext:value-type="date">
            <text:p>Sen</text:p>
          </table:table-cell>
          <table:table-cell table:style-name="ce24" table:formula="of:=[.CL5]+1" office:value-type="date" office:date-value="2019-11-12" calcext:value-type="date">
            <text:p>Sel</text:p>
          </table:table-cell>
          <table:table-cell table:style-name="ce24" table:formula="of:=[.CM5]+1" office:value-type="date" office:date-value="2019-11-13" calcext:value-type="date">
            <text:p>Rab</text:p>
          </table:table-cell>
          <table:table-cell table:style-name="ce24" table:formula="of:=[.CN5]+1" office:value-type="date" office:date-value="2019-11-14" calcext:value-type="date">
            <text:p>Kam</text:p>
          </table:table-cell>
          <table:table-cell table:style-name="ce24" table:formula="of:=[.CO5]+1" office:value-type="date" office:date-value="2019-11-15" calcext:value-type="date">
            <text:p>Jum</text:p>
          </table:table-cell>
          <table:table-cell table:style-name="ce24" table:formula="of:=[.CP5]+1" office:value-type="date" office:date-value="2019-11-16" calcext:value-type="date">
            <text:p>Sab</text:p>
          </table:table-cell>
          <table:table-cell table:style-name="ce24" table:formula="of:=[.CQ5]+1" office:value-type="date" office:date-value="2019-11-17" calcext:value-type="date">
            <text:p>Min</text:p>
          </table:table-cell>
          <table:table-cell table:style-name="ce24" table:formula="of:=[.CR5]+1" office:value-type="date" office:date-value="2019-11-18" calcext:value-type="date">
            <text:p>Sen</text:p>
          </table:table-cell>
          <table:table-cell table:style-name="ce24" table:formula="of:=[.CS5]+1" office:value-type="date" office:date-value="2019-11-19" calcext:value-type="date">
            <text:p>Sel</text:p>
          </table:table-cell>
          <table:table-cell table:style-name="ce24" table:formula="of:=[.CT5]+1" office:value-type="date" office:date-value="2019-11-20" calcext:value-type="date">
            <text:p>Rab</text:p>
          </table:table-cell>
          <table:table-cell table:style-name="ce24" table:formula="of:=[.CU5]+1" office:value-type="date" office:date-value="2019-11-21" calcext:value-type="date">
            <text:p>Kam</text:p>
          </table:table-cell>
          <table:table-cell table:style-name="ce24" table:formula="of:=[.CV5]+1" office:value-type="date" office:date-value="2019-11-22" calcext:value-type="date">
            <text:p>Jum</text:p>
          </table:table-cell>
          <table:table-cell table:style-name="ce24" table:formula="of:=[.CW5]+1" office:value-type="date" office:date-value="2019-11-23" calcext:value-type="date">
            <text:p>Sab</text:p>
          </table:table-cell>
          <table:table-cell table:style-name="ce24" table:formula="of:=[.CX5]+1" office:value-type="date" office:date-value="2019-11-24" calcext:value-type="date">
            <text:p>Min</text:p>
          </table:table-cell>
          <table:table-cell table:style-name="ce24" table:formula="of:=[.CY5]+1" office:value-type="date" office:date-value="2019-11-25" calcext:value-type="date">
            <text:p>Sen</text:p>
          </table:table-cell>
          <table:table-cell table:style-name="ce24" table:formula="of:=[.CZ5]+1" office:value-type="date" office:date-value="2019-11-26" calcext:value-type="date">
            <text:p>Sel</text:p>
          </table:table-cell>
          <table:table-cell table:style-name="ce24" table:formula="of:=[.DA5]+1" office:value-type="date" office:date-value="2019-11-27" calcext:value-type="date">
            <text:p>Rab</text:p>
          </table:table-cell>
          <table:table-cell table:style-name="ce24" table:formula="of:=[.DB5]+1" office:value-type="date" office:date-value="2019-11-28" calcext:value-type="date">
            <text:p>Kam</text:p>
          </table:table-cell>
          <table:table-cell table:style-name="ce24" table:formula="of:=[.DC5]+1" office:value-type="date" office:date-value="2019-11-29" calcext:value-type="date">
            <text:p>Jum</text:p>
          </table:table-cell>
          <table:table-cell table:style-name="ce24" table:formula="of:=[.DD5]+1" office:value-type="date" office:date-value="2019-11-30" calcext:value-type="date">
            <text:p>Sab</text:p>
          </table:table-cell>
          <table:table-cell table:style-name="ce24" table:formula="of:=[.DE5]+1" office:value-type="date" office:date-value="2019-12-01" calcext:value-type="date">
            <text:p>Min</text:p>
          </table:table-cell>
          <table:table-cell table:style-name="ce24" table:formula="of:=[.DF5]+1" office:value-type="date" office:date-value="2019-12-02" calcext:value-type="date">
            <text:p>Sen</text:p>
          </table:table-cell>
          <table:table-cell table:style-name="ce24" table:formula="of:=[.DG5]+1" office:value-type="date" office:date-value="2019-12-03" calcext:value-type="date">
            <text:p>Sel</text:p>
          </table:table-cell>
          <table:table-cell table:style-name="ce24" table:formula="of:=[.DH5]+1" office:value-type="date" office:date-value="2019-12-04" calcext:value-type="date">
            <text:p>Rab</text:p>
          </table:table-cell>
          <table:table-cell table:style-name="ce24" table:formula="of:=[.DI5]+1" office:value-type="date" office:date-value="2019-12-05" calcext:value-type="date">
            <text:p>Kam</text:p>
          </table:table-cell>
          <table:table-cell table:style-name="ce24" table:formula="of:=[.DJ5]+1" office:value-type="date" office:date-value="2019-12-06" calcext:value-type="date">
            <text:p>Jum</text:p>
          </table:table-cell>
          <table:table-cell table:style-name="ce24" table:formula="of:=[.DK5]+1" office:value-type="date" office:date-value="2019-12-07" calcext:value-type="date">
            <text:p>Sab</text:p>
          </table:table-cell>
          <table:table-cell table:style-name="ce24" table:formula="of:=[.DL5]+1" office:value-type="date" office:date-value="2019-12-08" calcext:value-type="date">
            <text:p>Min</text:p>
          </table:table-cell>
          <table:table-cell table:style-name="ce24" table:formula="of:=[.DM5]+1" office:value-type="date" office:date-value="2019-12-09" calcext:value-type="date">
            <text:p>Sen</text:p>
          </table:table-cell>
          <table:table-cell table:style-name="ce24" table:formula="of:=[.DN5]+1" office:value-type="date" office:date-value="2019-12-10" calcext:value-type="date">
            <text:p>Sel</text:p>
          </table:table-cell>
          <table:table-cell table:style-name="ce24" table:formula="of:=[.DO5]+1" office:value-type="date" office:date-value="2019-12-11" calcext:value-type="date">
            <text:p>Rab</text:p>
          </table:table-cell>
          <table:table-cell table:style-name="ce24" table:formula="of:=[.DP5]+1" office:value-type="date" office:date-value="2019-12-12" calcext:value-type="date">
            <text:p>Kam</text:p>
          </table:table-cell>
          <table:table-cell table:style-name="ce24" table:formula="of:=[.DQ5]+1" office:value-type="date" office:date-value="2019-12-13" calcext:value-type="date">
            <text:p>Jum</text:p>
          </table:table-cell>
          <table:table-cell table:style-name="ce24" table:formula="of:=[.DR5]+1" office:value-type="date" office:date-value="2019-12-14" calcext:value-type="date">
            <text:p>Sab</text:p>
          </table:table-cell>
          <table:table-cell table:style-name="ce24" table:formula="of:=[.DS5]+1" office:value-type="date" office:date-value="2019-12-15" calcext:value-type="date">
            <text:p>Min</text:p>
          </table:table-cell>
          <table:table-cell table:style-name="ce24" table:formula="of:=[.DT5]+1" office:value-type="date" office:date-value="2019-12-16" calcext:value-type="date">
            <text:p>Sen</text:p>
          </table:table-cell>
          <table:table-cell table:style-name="ce24" table:formula="of:=[.DU5]+1" office:value-type="date" office:date-value="2019-12-17" calcext:value-type="date">
            <text:p>Sel</text:p>
          </table:table-cell>
          <table:table-cell table:style-name="ce24" table:formula="of:=[.DV5]+1" office:value-type="date" office:date-value="2019-12-18" calcext:value-type="date">
            <text:p>Rab</text:p>
          </table:table-cell>
          <table:table-cell table:style-name="ce24" table:formula="of:=[.DW5]+1" office:value-type="date" office:date-value="2019-12-19" calcext:value-type="date">
            <text:p>Kam</text:p>
          </table:table-cell>
          <table:table-cell table:style-name="ce24" table:formula="of:=[.DX5]+1" office:value-type="date" office:date-value="2019-12-20" calcext:value-type="date">
            <text:p>Jum</text:p>
          </table:table-cell>
          <table:table-cell table:style-name="ce24" table:formula="of:=[.DY5]+1" office:value-type="date" office:date-value="2019-12-21" calcext:value-type="date">
            <text:p>Sab</text:p>
          </table:table-cell>
          <table:table-cell table:style-name="ce24" table:formula="of:=[.DZ5]+1" office:value-type="date" office:date-value="2019-12-22" calcext:value-type="date">
            <text:p>Min</text:p>
          </table:table-cell>
          <table:table-cell table:style-name="ce24" table:formula="of:=[.EA5]+1" office:value-type="date" office:date-value="2019-12-23" calcext:value-type="date">
            <text:p>Sen</text:p>
          </table:table-cell>
          <table:table-cell table:style-name="ce24" table:formula="of:=[.EB5]+1" office:value-type="date" office:date-value="2019-12-24" calcext:value-type="date">
            <text:p>Sel</text:p>
          </table:table-cell>
          <table:table-cell table:style-name="ce24" table:formula="of:=[.EC5]+1" office:value-type="date" office:date-value="2019-12-25" calcext:value-type="date">
            <text:p>Rab</text:p>
          </table:table-cell>
          <table:table-cell table:style-name="ce24" table:formula="of:=[.ED5]+1" office:value-type="date" office:date-value="2019-12-26" calcext:value-type="date">
            <text:p>Kam</text:p>
          </table:table-cell>
          <table:table-cell table:style-name="ce15" table:formula="of:=[.EE5]+1" office:value-type="date" office:date-value="2019-12-27" calcext:value-type="date">
            <text:p>Jum</text:p>
          </table:table-cell>
          <table:table-cell table:number-columns-repeated="3"/>
        </table:table-row>
        <table:table-row table:style-name="ro1">
          <table:table-cell/>
          <table:covered-table-cell table:number-columns-repeated="4" table:style-name="ce16"/>
          <table:table-cell table:style-name="ce25" table:formula="of:=[.C2]" office:value-type="date" office:date-value="2019-08-19" calcext:value-type="date">
            <text:p>19</text:p>
          </table:table-cell>
          <table:table-cell table:style-name="ce25" table:formula="of:=[.F6]+1" office:value-type="date" office:date-value="2019-08-20" calcext:value-type="date">
            <text:p>20</text:p>
          </table:table-cell>
          <table:table-cell table:style-name="ce25" table:formula="of:=[.G6]+1" office:value-type="date" office:date-value="2019-08-21" calcext:value-type="date">
            <text:p>21</text:p>
          </table:table-cell>
          <table:table-cell table:style-name="ce25" table:formula="of:=[.H6]+1" office:value-type="date" office:date-value="2019-08-22" calcext:value-type="date">
            <text:p>22</text:p>
          </table:table-cell>
          <table:table-cell table:style-name="ce25" table:formula="of:=[.I6]+1" office:value-type="date" office:date-value="2019-08-23" calcext:value-type="date">
            <text:p>23</text:p>
          </table:table-cell>
          <table:table-cell table:style-name="ce25" table:formula="of:=[.J6]+1" office:value-type="date" office:date-value="2019-08-24" calcext:value-type="date">
            <text:p>24</text:p>
          </table:table-cell>
          <table:table-cell table:style-name="ce25" table:formula="of:=[.K6]+1" office:value-type="date" office:date-value="2019-08-25" calcext:value-type="date">
            <text:p>25</text:p>
          </table:table-cell>
          <table:table-cell table:style-name="ce25" table:formula="of:=[.L6]+1" office:value-type="date" office:date-value="2019-08-26" calcext:value-type="date">
            <text:p>26</text:p>
          </table:table-cell>
          <table:table-cell table:style-name="ce25" table:formula="of:=[.M6]+1" office:value-type="date" office:date-value="2019-08-27" calcext:value-type="date">
            <text:p>27</text:p>
          </table:table-cell>
          <table:table-cell table:style-name="ce25" table:formula="of:=[.N6]+1" office:value-type="date" office:date-value="2019-08-28" calcext:value-type="date">
            <text:p>28</text:p>
          </table:table-cell>
          <table:table-cell table:style-name="ce25" table:formula="of:=[.O6]+1" office:value-type="date" office:date-value="2019-08-29" calcext:value-type="date">
            <text:p>29</text:p>
          </table:table-cell>
          <table:table-cell table:style-name="ce25" table:formula="of:=[.P6]+1" office:value-type="date" office:date-value="2019-08-30" calcext:value-type="date">
            <text:p>30</text:p>
          </table:table-cell>
          <table:table-cell table:style-name="ce25" table:formula="of:=[.Q6]+1" office:value-type="date" office:date-value="2019-08-31" calcext:value-type="date">
            <text:p>31</text:p>
          </table:table-cell>
          <table:table-cell table:style-name="ce25" table:formula="of:=[.R6]+1" office:value-type="date" office:date-value="2019-09-01" calcext:value-type="date">
            <text:p>1</text:p>
          </table:table-cell>
          <table:table-cell table:style-name="ce25" table:formula="of:=[.S6]+1" office:value-type="date" office:date-value="2019-09-02" calcext:value-type="date">
            <text:p>2</text:p>
          </table:table-cell>
          <table:table-cell table:style-name="ce25" table:formula="of:=[.T6]+1" office:value-type="date" office:date-value="2019-09-03" calcext:value-type="date">
            <text:p>3</text:p>
          </table:table-cell>
          <table:table-cell table:style-name="ce25" table:formula="of:=[.U6]+1" office:value-type="date" office:date-value="2019-09-04" calcext:value-type="date">
            <text:p>4</text:p>
          </table:table-cell>
          <table:table-cell table:style-name="ce25" table:formula="of:=[.V6]+1" office:value-type="date" office:date-value="2019-09-05" calcext:value-type="date">
            <text:p>5</text:p>
          </table:table-cell>
          <table:table-cell table:style-name="ce25" table:formula="of:=[.W6]+1" office:value-type="date" office:date-value="2019-09-06" calcext:value-type="date">
            <text:p>6</text:p>
          </table:table-cell>
          <table:table-cell table:style-name="ce25" table:formula="of:=[.X6]+1" office:value-type="date" office:date-value="2019-09-07" calcext:value-type="date">
            <text:p>7</text:p>
          </table:table-cell>
          <table:table-cell table:style-name="ce25" table:formula="of:=[.Y6]+1" office:value-type="date" office:date-value="2019-09-08" calcext:value-type="date">
            <text:p>8</text:p>
          </table:table-cell>
          <table:table-cell table:style-name="ce25" table:formula="of:=[.Z6]+1" office:value-type="date" office:date-value="2019-09-09" calcext:value-type="date">
            <text:p>9</text:p>
          </table:table-cell>
          <table:table-cell table:style-name="ce25" table:formula="of:=[.AA6]+1" office:value-type="date" office:date-value="2019-09-10" calcext:value-type="date">
            <text:p>10</text:p>
          </table:table-cell>
          <table:table-cell table:style-name="ce25" table:formula="of:=[.AB6]+1" office:value-type="date" office:date-value="2019-09-11" calcext:value-type="date">
            <text:p>11</text:p>
          </table:table-cell>
          <table:table-cell table:style-name="ce25" table:formula="of:=[.AC6]+1" office:value-type="date" office:date-value="2019-09-12" calcext:value-type="date">
            <text:p>12</text:p>
          </table:table-cell>
          <table:table-cell table:style-name="ce25" table:formula="of:=[.AD6]+1" office:value-type="date" office:date-value="2019-09-13" calcext:value-type="date">
            <text:p>13</text:p>
          </table:table-cell>
          <table:table-cell table:style-name="ce25" table:formula="of:=[.AE6]+1" office:value-type="date" office:date-value="2019-09-14" calcext:value-type="date">
            <text:p>14</text:p>
          </table:table-cell>
          <table:table-cell table:style-name="ce25" table:formula="of:=[.AF6]+1" office:value-type="date" office:date-value="2019-09-15" calcext:value-type="date">
            <text:p>15</text:p>
          </table:table-cell>
          <table:table-cell table:style-name="ce25" table:formula="of:=[.AG6]+1" office:value-type="date" office:date-value="2019-09-16" calcext:value-type="date">
            <text:p>16</text:p>
          </table:table-cell>
          <table:table-cell table:style-name="ce25" table:formula="of:=[.AH6]+1" office:value-type="date" office:date-value="2019-09-17" calcext:value-type="date">
            <text:p>17</text:p>
          </table:table-cell>
          <table:table-cell table:style-name="ce25" table:formula="of:=[.AI6]+1" office:value-type="date" office:date-value="2019-09-18" calcext:value-type="date">
            <text:p>18</text:p>
          </table:table-cell>
          <table:table-cell table:style-name="ce25" table:formula="of:=[.AJ6]+1" office:value-type="date" office:date-value="2019-09-19" calcext:value-type="date">
            <text:p>19</text:p>
          </table:table-cell>
          <table:table-cell table:style-name="ce25" table:formula="of:=[.AK6]+1" office:value-type="date" office:date-value="2019-09-20" calcext:value-type="date">
            <text:p>20</text:p>
          </table:table-cell>
          <table:table-cell table:style-name="ce25" table:formula="of:=[.AL6]+1" office:value-type="date" office:date-value="2019-09-21" calcext:value-type="date">
            <text:p>21</text:p>
          </table:table-cell>
          <table:table-cell table:style-name="ce25" table:formula="of:=[.AM6]+1" office:value-type="date" office:date-value="2019-09-22" calcext:value-type="date">
            <text:p>22</text:p>
          </table:table-cell>
          <table:table-cell table:style-name="ce25" table:formula="of:=[.AN6]+1" office:value-type="date" office:date-value="2019-09-23" calcext:value-type="date">
            <text:p>23</text:p>
          </table:table-cell>
          <table:table-cell table:style-name="ce25" table:formula="of:=[.AO6]+1" office:value-type="date" office:date-value="2019-09-24" calcext:value-type="date">
            <text:p>24</text:p>
          </table:table-cell>
          <table:table-cell table:style-name="ce25" table:formula="of:=[.AP6]+1" office:value-type="date" office:date-value="2019-09-25" calcext:value-type="date">
            <text:p>25</text:p>
          </table:table-cell>
          <table:table-cell table:style-name="ce25" table:formula="of:=[.AQ6]+1" office:value-type="date" office:date-value="2019-09-26" calcext:value-type="date">
            <text:p>26</text:p>
          </table:table-cell>
          <table:table-cell table:style-name="ce25" table:formula="of:=[.AR6]+1" office:value-type="date" office:date-value="2019-09-27" calcext:value-type="date">
            <text:p>27</text:p>
          </table:table-cell>
          <table:table-cell table:style-name="ce25" table:formula="of:=[.AS6]+1" office:value-type="date" office:date-value="2019-09-28" calcext:value-type="date">
            <text:p>28</text:p>
          </table:table-cell>
          <table:table-cell table:style-name="ce25" table:formula="of:=[.AT6]+1" office:value-type="date" office:date-value="2019-09-29" calcext:value-type="date">
            <text:p>29</text:p>
          </table:table-cell>
          <table:table-cell table:style-name="ce25" table:formula="of:=[.AU6]+1" office:value-type="date" office:date-value="2019-09-30" calcext:value-type="date">
            <text:p>30</text:p>
          </table:table-cell>
          <table:table-cell table:style-name="ce25" table:formula="of:=[.AV6]+1" office:value-type="date" office:date-value="2019-10-01" calcext:value-type="date">
            <text:p>1</text:p>
          </table:table-cell>
          <table:table-cell table:style-name="ce25" table:formula="of:=[.AW6]+1" office:value-type="date" office:date-value="2019-10-02" calcext:value-type="date">
            <text:p>2</text:p>
          </table:table-cell>
          <table:table-cell table:style-name="ce25" table:formula="of:=[.AX6]+1" office:value-type="date" office:date-value="2019-10-03" calcext:value-type="date">
            <text:p>3</text:p>
          </table:table-cell>
          <table:table-cell table:style-name="ce25" table:formula="of:=[.AY6]+1" office:value-type="date" office:date-value="2019-10-04" calcext:value-type="date">
            <text:p>4</text:p>
          </table:table-cell>
          <table:table-cell table:style-name="ce25" table:formula="of:=[.AZ6]+1" office:value-type="date" office:date-value="2019-10-05" calcext:value-type="date">
            <text:p>5</text:p>
          </table:table-cell>
          <table:table-cell table:style-name="ce25" table:formula="of:=[.BA6]+1" office:value-type="date" office:date-value="2019-10-06" calcext:value-type="date">
            <text:p>6</text:p>
          </table:table-cell>
          <table:table-cell table:style-name="ce25" table:formula="of:=[.BB6]+1" office:value-type="date" office:date-value="2019-10-07" calcext:value-type="date">
            <text:p>7</text:p>
          </table:table-cell>
          <table:table-cell table:style-name="ce25" table:formula="of:=[.BC6]+1" office:value-type="date" office:date-value="2019-10-08" calcext:value-type="date">
            <text:p>8</text:p>
          </table:table-cell>
          <table:table-cell table:style-name="ce25" table:formula="of:=[.BD6]+1" office:value-type="date" office:date-value="2019-10-09" calcext:value-type="date">
            <text:p>9</text:p>
          </table:table-cell>
          <table:table-cell table:style-name="ce25" table:formula="of:=[.BE6]+1" office:value-type="date" office:date-value="2019-10-10" calcext:value-type="date">
            <text:p>10</text:p>
          </table:table-cell>
          <table:table-cell table:style-name="ce25" table:formula="of:=[.BF6]+1" office:value-type="date" office:date-value="2019-10-11" calcext:value-type="date">
            <text:p>11</text:p>
          </table:table-cell>
          <table:table-cell table:style-name="ce25" table:formula="of:=[.BG6]+1" office:value-type="date" office:date-value="2019-10-12" calcext:value-type="date">
            <text:p>12</text:p>
          </table:table-cell>
          <table:table-cell table:style-name="ce25" table:formula="of:=[.BH6]+1" office:value-type="date" office:date-value="2019-10-13" calcext:value-type="date">
            <text:p>13</text:p>
          </table:table-cell>
          <table:table-cell table:style-name="ce25" table:formula="of:=[.BI6]+1" office:value-type="date" office:date-value="2019-10-14" calcext:value-type="date">
            <text:p>14</text:p>
          </table:table-cell>
          <table:table-cell table:style-name="ce25" table:formula="of:=[.BJ6]+1" office:value-type="date" office:date-value="2019-10-15" calcext:value-type="date">
            <text:p>15</text:p>
          </table:table-cell>
          <table:table-cell table:style-name="ce25" table:formula="of:=[.BK6]+1" office:value-type="date" office:date-value="2019-10-16" calcext:value-type="date">
            <text:p>16</text:p>
          </table:table-cell>
          <table:table-cell table:style-name="ce25" table:formula="of:=[.BL6]+1" office:value-type="date" office:date-value="2019-10-17" calcext:value-type="date">
            <text:p>17</text:p>
          </table:table-cell>
          <table:table-cell table:style-name="ce25" table:formula="of:=[.BM6]+1" office:value-type="date" office:date-value="2019-10-18" calcext:value-type="date">
            <text:p>18</text:p>
          </table:table-cell>
          <table:table-cell table:style-name="ce25" table:formula="of:=[.BN6]+1" office:value-type="date" office:date-value="2019-10-19" calcext:value-type="date">
            <text:p>19</text:p>
          </table:table-cell>
          <table:table-cell table:style-name="ce25" table:formula="of:=[.BO6]+1" office:value-type="date" office:date-value="2019-10-20" calcext:value-type="date">
            <text:p>20</text:p>
          </table:table-cell>
          <table:table-cell table:style-name="ce25" table:formula="of:=[.BP6]+1" office:value-type="date" office:date-value="2019-10-21" calcext:value-type="date">
            <text:p>21</text:p>
          </table:table-cell>
          <table:table-cell table:style-name="ce25" table:formula="of:=[.BQ6]+1" office:value-type="date" office:date-value="2019-10-22" calcext:value-type="date">
            <text:p>22</text:p>
          </table:table-cell>
          <table:table-cell table:style-name="ce25" table:formula="of:=[.BR6]+1" office:value-type="date" office:date-value="2019-10-23" calcext:value-type="date">
            <text:p>23</text:p>
          </table:table-cell>
          <table:table-cell table:style-name="ce25" table:formula="of:=[.BS6]+1" office:value-type="date" office:date-value="2019-10-24" calcext:value-type="date">
            <text:p>24</text:p>
          </table:table-cell>
          <table:table-cell table:style-name="ce25" table:formula="of:=[.BT6]+1" office:value-type="date" office:date-value="2019-10-25" calcext:value-type="date">
            <text:p>25</text:p>
          </table:table-cell>
          <table:table-cell table:style-name="ce25" table:formula="of:=[.BU6]+1" office:value-type="date" office:date-value="2019-10-26" calcext:value-type="date">
            <text:p>26</text:p>
          </table:table-cell>
          <table:table-cell table:style-name="ce25" table:formula="of:=[.BV6]+1" office:value-type="date" office:date-value="2019-10-27" calcext:value-type="date">
            <text:p>27</text:p>
          </table:table-cell>
          <table:table-cell table:style-name="ce25" table:formula="of:=[.BW6]+1" office:value-type="date" office:date-value="2019-10-28" calcext:value-type="date">
            <text:p>28</text:p>
          </table:table-cell>
          <table:table-cell table:style-name="ce25" table:formula="of:=[.BX6]+1" office:value-type="date" office:date-value="2019-10-29" calcext:value-type="date">
            <text:p>29</text:p>
          </table:table-cell>
          <table:table-cell table:style-name="ce25" table:formula="of:=[.BY6]+1" office:value-type="date" office:date-value="2019-10-30" calcext:value-type="date">
            <text:p>30</text:p>
          </table:table-cell>
          <table:table-cell table:style-name="ce25" table:formula="of:=[.BZ6]+1" office:value-type="date" office:date-value="2019-10-31" calcext:value-type="date">
            <text:p>31</text:p>
          </table:table-cell>
          <table:table-cell table:style-name="ce25" table:formula="of:=[.CA6]+1" office:value-type="date" office:date-value="2019-11-01" calcext:value-type="date">
            <text:p>1</text:p>
          </table:table-cell>
          <table:table-cell table:style-name="ce25" table:formula="of:=[.CB6]+1" office:value-type="date" office:date-value="2019-11-02" calcext:value-type="date">
            <text:p>2</text:p>
          </table:table-cell>
          <table:table-cell table:style-name="ce25" table:formula="of:=[.CC6]+1" office:value-type="date" office:date-value="2019-11-03" calcext:value-type="date">
            <text:p>3</text:p>
          </table:table-cell>
          <table:table-cell table:style-name="ce25" table:formula="of:=[.CD6]+1" office:value-type="date" office:date-value="2019-11-04" calcext:value-type="date">
            <text:p>4</text:p>
          </table:table-cell>
          <table:table-cell table:style-name="ce25" table:formula="of:=[.CE6]+1" office:value-type="date" office:date-value="2019-11-05" calcext:value-type="date">
            <text:p>5</text:p>
          </table:table-cell>
          <table:table-cell table:style-name="ce25" table:formula="of:=[.CF6]+1" office:value-type="date" office:date-value="2019-11-06" calcext:value-type="date">
            <text:p>6</text:p>
          </table:table-cell>
          <table:table-cell table:style-name="ce25" table:formula="of:=[.CG6]+1" office:value-type="date" office:date-value="2019-11-07" calcext:value-type="date">
            <text:p>7</text:p>
          </table:table-cell>
          <table:table-cell table:style-name="ce25" table:formula="of:=[.CH6]+1" office:value-type="date" office:date-value="2019-11-08" calcext:value-type="date">
            <text:p>8</text:p>
          </table:table-cell>
          <table:table-cell table:style-name="ce25" table:formula="of:=[.CI6]+1" office:value-type="date" office:date-value="2019-11-09" calcext:value-type="date">
            <text:p>9</text:p>
          </table:table-cell>
          <table:table-cell table:style-name="ce25" table:formula="of:=[.CJ6]+1" office:value-type="date" office:date-value="2019-11-10" calcext:value-type="date">
            <text:p>10</text:p>
          </table:table-cell>
          <table:table-cell table:style-name="ce25" table:formula="of:=[.CK6]+1" office:value-type="date" office:date-value="2019-11-11" calcext:value-type="date">
            <text:p>11</text:p>
          </table:table-cell>
          <table:table-cell table:style-name="ce25" table:formula="of:=[.CL6]+1" office:value-type="date" office:date-value="2019-11-12" calcext:value-type="date">
            <text:p>12</text:p>
          </table:table-cell>
          <table:table-cell table:style-name="ce25" table:formula="of:=[.CM6]+1" office:value-type="date" office:date-value="2019-11-13" calcext:value-type="date">
            <text:p>13</text:p>
          </table:table-cell>
          <table:table-cell table:style-name="ce25" table:formula="of:=[.CN6]+1" office:value-type="date" office:date-value="2019-11-14" calcext:value-type="date">
            <text:p>14</text:p>
          </table:table-cell>
          <table:table-cell table:style-name="ce25" table:formula="of:=[.CO6]+1" office:value-type="date" office:date-value="2019-11-15" calcext:value-type="date">
            <text:p>15</text:p>
          </table:table-cell>
          <table:table-cell table:style-name="ce25" table:formula="of:=[.CP6]+1" office:value-type="date" office:date-value="2019-11-16" calcext:value-type="date">
            <text:p>16</text:p>
          </table:table-cell>
          <table:table-cell table:style-name="ce25" table:formula="of:=[.CQ6]+1" office:value-type="date" office:date-value="2019-11-17" calcext:value-type="date">
            <text:p>17</text:p>
          </table:table-cell>
          <table:table-cell table:style-name="ce25" table:formula="of:=[.CR6]+1" office:value-type="date" office:date-value="2019-11-18" calcext:value-type="date">
            <text:p>18</text:p>
          </table:table-cell>
          <table:table-cell table:style-name="ce25" table:formula="of:=[.CS6]+1" office:value-type="date" office:date-value="2019-11-19" calcext:value-type="date">
            <text:p>19</text:p>
          </table:table-cell>
          <table:table-cell table:style-name="ce25" table:formula="of:=[.CT6]+1" office:value-type="date" office:date-value="2019-11-20" calcext:value-type="date">
            <text:p>20</text:p>
          </table:table-cell>
          <table:table-cell table:style-name="ce25" table:formula="of:=[.CU6]+1" office:value-type="date" office:date-value="2019-11-21" calcext:value-type="date">
            <text:p>21</text:p>
          </table:table-cell>
          <table:table-cell table:style-name="ce25" table:formula="of:=[.CV6]+1" office:value-type="date" office:date-value="2019-11-22" calcext:value-type="date">
            <text:p>22</text:p>
          </table:table-cell>
          <table:table-cell table:style-name="ce25" table:formula="of:=[.CW6]+1" office:value-type="date" office:date-value="2019-11-23" calcext:value-type="date">
            <text:p>23</text:p>
          </table:table-cell>
          <table:table-cell table:style-name="ce25" table:formula="of:=[.CX6]+1" office:value-type="date" office:date-value="2019-11-24" calcext:value-type="date">
            <text:p>24</text:p>
          </table:table-cell>
          <table:table-cell table:style-name="ce25" table:formula="of:=[.CY6]+1" office:value-type="date" office:date-value="2019-11-25" calcext:value-type="date">
            <text:p>25</text:p>
          </table:table-cell>
          <table:table-cell table:style-name="ce25" table:formula="of:=[.CZ6]+1" office:value-type="date" office:date-value="2019-11-26" calcext:value-type="date">
            <text:p>26</text:p>
          </table:table-cell>
          <table:table-cell table:style-name="ce25" table:formula="of:=[.DA6]+1" office:value-type="date" office:date-value="2019-11-27" calcext:value-type="date">
            <text:p>27</text:p>
          </table:table-cell>
          <table:table-cell table:style-name="ce25" table:formula="of:=[.DB6]+1" office:value-type="date" office:date-value="2019-11-28" calcext:value-type="date">
            <text:p>28</text:p>
          </table:table-cell>
          <table:table-cell table:style-name="ce25" table:formula="of:=[.DC6]+1" office:value-type="date" office:date-value="2019-11-29" calcext:value-type="date">
            <text:p>29</text:p>
          </table:table-cell>
          <table:table-cell table:style-name="ce25" table:formula="of:=[.DD6]+1" office:value-type="date" office:date-value="2019-11-30" calcext:value-type="date">
            <text:p>30</text:p>
          </table:table-cell>
          <table:table-cell table:style-name="ce25" table:formula="of:=[.DE6]+1" office:value-type="date" office:date-value="2019-12-01" calcext:value-type="date">
            <text:p>1</text:p>
          </table:table-cell>
          <table:table-cell table:style-name="ce25" table:formula="of:=[.DF6]+1" office:value-type="date" office:date-value="2019-12-02" calcext:value-type="date">
            <text:p>2</text:p>
          </table:table-cell>
          <table:table-cell table:style-name="ce25" table:formula="of:=[.DG6]+1" office:value-type="date" office:date-value="2019-12-03" calcext:value-type="date">
            <text:p>3</text:p>
          </table:table-cell>
          <table:table-cell table:style-name="ce25" table:formula="of:=[.DH6]+1" office:value-type="date" office:date-value="2019-12-04" calcext:value-type="date">
            <text:p>4</text:p>
          </table:table-cell>
          <table:table-cell table:style-name="ce25" table:formula="of:=[.DI6]+1" office:value-type="date" office:date-value="2019-12-05" calcext:value-type="date">
            <text:p>5</text:p>
          </table:table-cell>
          <table:table-cell table:style-name="ce25" table:formula="of:=[.DJ6]+1" office:value-type="date" office:date-value="2019-12-06" calcext:value-type="date">
            <text:p>6</text:p>
          </table:table-cell>
          <table:table-cell table:style-name="ce25" table:formula="of:=[.DK6]+1" office:value-type="date" office:date-value="2019-12-07" calcext:value-type="date">
            <text:p>7</text:p>
          </table:table-cell>
          <table:table-cell table:style-name="ce25" table:formula="of:=[.DL6]+1" office:value-type="date" office:date-value="2019-12-08" calcext:value-type="date">
            <text:p>8</text:p>
          </table:table-cell>
          <table:table-cell table:style-name="ce25" table:formula="of:=[.DM6]+1" office:value-type="date" office:date-value="2019-12-09" calcext:value-type="date">
            <text:p>9</text:p>
          </table:table-cell>
          <table:table-cell table:style-name="ce25" table:formula="of:=[.DN6]+1" office:value-type="date" office:date-value="2019-12-10" calcext:value-type="date">
            <text:p>10</text:p>
          </table:table-cell>
          <table:table-cell table:style-name="ce25" table:formula="of:=[.DO6]+1" office:value-type="date" office:date-value="2019-12-11" calcext:value-type="date">
            <text:p>11</text:p>
          </table:table-cell>
          <table:table-cell table:style-name="ce25" table:formula="of:=[.DP6]+1" office:value-type="date" office:date-value="2019-12-12" calcext:value-type="date">
            <text:p>12</text:p>
          </table:table-cell>
          <table:table-cell table:style-name="ce25" table:formula="of:=[.DQ6]+1" office:value-type="date" office:date-value="2019-12-13" calcext:value-type="date">
            <text:p>13</text:p>
          </table:table-cell>
          <table:table-cell table:style-name="ce25" table:formula="of:=[.DR6]+1" office:value-type="date" office:date-value="2019-12-14" calcext:value-type="date">
            <text:p>14</text:p>
          </table:table-cell>
          <table:table-cell table:style-name="ce25" table:formula="of:=[.DS6]+1" office:value-type="date" office:date-value="2019-12-15" calcext:value-type="date">
            <text:p>15</text:p>
          </table:table-cell>
          <table:table-cell table:style-name="ce25" table:formula="of:=[.DT6]+1" office:value-type="date" office:date-value="2019-12-16" calcext:value-type="date">
            <text:p>16</text:p>
          </table:table-cell>
          <table:table-cell table:style-name="ce25" table:formula="of:=[.DU6]+1" office:value-type="date" office:date-value="2019-12-17" calcext:value-type="date">
            <text:p>17</text:p>
          </table:table-cell>
          <table:table-cell table:style-name="ce25" table:formula="of:=[.DV6]+1" office:value-type="date" office:date-value="2019-12-18" calcext:value-type="date">
            <text:p>18</text:p>
          </table:table-cell>
          <table:table-cell table:style-name="ce25" table:formula="of:=[.DW6]+1" office:value-type="date" office:date-value="2019-12-19" calcext:value-type="date">
            <text:p>19</text:p>
          </table:table-cell>
          <table:table-cell table:style-name="ce25" table:formula="of:=[.DX6]+1" office:value-type="date" office:date-value="2019-12-20" calcext:value-type="date">
            <text:p>20</text:p>
          </table:table-cell>
          <table:table-cell table:style-name="ce25" table:formula="of:=[.DY6]+1" office:value-type="date" office:date-value="2019-12-21" calcext:value-type="date">
            <text:p>21</text:p>
          </table:table-cell>
          <table:table-cell table:style-name="ce25" table:formula="of:=[.DZ6]+1" office:value-type="date" office:date-value="2019-12-22" calcext:value-type="date">
            <text:p>22</text:p>
          </table:table-cell>
          <table:table-cell table:style-name="ce25" table:formula="of:=[.EA6]+1" office:value-type="date" office:date-value="2019-12-23" calcext:value-type="date">
            <text:p>23</text:p>
          </table:table-cell>
          <table:table-cell table:style-name="ce25" table:formula="of:=[.EB6]+1" office:value-type="date" office:date-value="2019-12-24" calcext:value-type="date">
            <text:p>24</text:p>
          </table:table-cell>
          <table:table-cell table:style-name="ce25" table:formula="of:=[.EC6]+1" office:value-type="date" office:date-value="2019-12-25" calcext:value-type="date">
            <text:p>25</text:p>
          </table:table-cell>
          <table:table-cell table:style-name="ce25" table:formula="of:=[.ED6]+1" office:value-type="date" office:date-value="2019-12-26" calcext:value-type="date">
            <text:p>26</text:p>
          </table:table-cell>
          <table:table-cell table:style-name="ce8" table:formula="of:=[.EE6]+1" office:value-type="date" office:date-value="2019-12-27" calcext:value-type="date">
            <text:p>27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Activity 1</text:p>
          </table:table-cell>
          <table:table-cell table:style-name="ce19" office:value-type="date" office:date-value="2019-08-19" calcext:value-type="date">
            <text:p>19 Agustus</text:p>
          </table:table-cell>
          <table:table-cell table:style-name="ce20" table:formula="of:=[.E7]-[.C7]" office:value-type="float" office:value="7" calcext:value-type="float">
            <text:p>7</text:p>
          </table:table-cell>
          <table:table-cell table:style-name="ce19" office:value-type="date" office:date-value="2019-08-26" calcext:value-type="date">
            <text:p>26 Agustus</text:p>
          </table:table-cell>
          <table:table-cell table:style-name="ce26"/>
          <table:table-cell table:style-name="ce11" table:number-columns-repeated="11"/>
          <table:table-cell table:style-name="ce26"/>
          <table:table-cell table:style-name="ce11"/>
          <table:table-cell table:style-name="ce12" table:number-columns-repeated="116"/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Activity 2</text:p>
          </table:table-cell>
          <table:table-cell table:style-name="ce19" office:value-type="date" office:date-value="2019-08-19" calcext:value-type="date">
            <text:p>19 Agustus</text:p>
          </table:table-cell>
          <table:table-cell table:style-name="ce20" table:formula="of:=[.E8]-[.C8]" office:value-type="float" office:value="8" calcext:value-type="float">
            <text:p>8</text:p>
          </table:table-cell>
          <table:table-cell table:style-name="ce19" office:value-type="date" office:date-value="2019-08-27" calcext:value-type="date">
            <text:p>27 Agustus</text:p>
          </table:table-cell>
          <table:table-cell table:style-name="ce26"/>
          <table:table-cell table:style-name="ce11" table:number-columns-repeated="11"/>
          <table:table-cell table:style-name="ce26"/>
          <table:table-cell table:style-name="ce11"/>
          <table:table-cell table:style-name="ce12" table:number-columns-repeated="15"/>
          <table:table-cell table:style-name="ce34"/>
          <table:table-cell table:style-name="ce12" table:number-columns-repeated="100"/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Activity 3</text:p>
          </table:table-cell>
          <table:table-cell table:style-name="ce19" office:value-type="date" office:date-value="2019-08-26" calcext:value-type="date">
            <text:p>26 Agustus</text:p>
          </table:table-cell>
          <table:table-cell table:style-name="ce20" table:formula="of:=[.E9]-[.C9]" office:value-type="float" office:value="2" calcext:value-type="float">
            <text:p>2</text:p>
          </table:table-cell>
          <table:table-cell table:style-name="ce19" office:value-type="date" office:date-value="2019-08-28" calcext:value-type="date">
            <text:p>28 Agustus</text:p>
          </table:table-cell>
          <table:table-cell table:style-name="ce26"/>
          <table:table-cell table:style-name="ce11" table:number-columns-repeated="11"/>
          <table:table-cell table:style-name="ce26"/>
          <table:table-cell table:style-name="ce11"/>
          <table:table-cell table:style-name="ce12" table:number-columns-repeated="116"/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Activity 4</text:p>
          </table:table-cell>
          <table:table-cell table:style-name="ce19" office:value-type="date" office:date-value="2019-08-27" calcext:value-type="date">
            <text:p>27 Agustus</text:p>
          </table:table-cell>
          <table:table-cell table:style-name="ce20" table:formula="of:=[.E10]-[.C10]" office:value-type="float" office:value="2" calcext:value-type="float">
            <text:p>2</text:p>
          </table:table-cell>
          <table:table-cell table:style-name="ce19" office:value-type="date" office:date-value="2019-08-29" calcext:value-type="date">
            <text:p>29 Agustus</text:p>
          </table:table-cell>
          <table:table-cell table:style-name="ce27"/>
          <table:table-cell table:style-name="ce12" table:number-columns-repeated="8"/>
          <table:table-cell table:style-name="ce11"/>
          <table:table-cell table:style-name="ce12" table:number-columns-repeated="2"/>
          <table:table-cell table:style-name="ce27"/>
          <table:table-cell table:style-name="ce12" table:number-columns-repeated="117"/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Activity 5</text:p>
          </table:table-cell>
          <table:table-cell table:style-name="ce19" office:value-type="date" office:date-value="2019-08-28" calcext:value-type="date">
            <text:p>28 Agustus</text:p>
          </table:table-cell>
          <table:table-cell table:style-name="ce20" table:formula="of:=[.E11]-[.C11]" office:value-type="float" office:value="2" calcext:value-type="float">
            <text:p>2</text:p>
          </table:table-cell>
          <table:table-cell table:style-name="ce19" office:value-type="date" office:date-value="2019-08-30" calcext:value-type="date">
            <text:p>30 Agustus</text:p>
          </table:table-cell>
          <table:table-cell table:style-name="ce27"/>
          <table:table-cell table:style-name="ce12" table:number-columns-repeated="8"/>
          <table:table-cell table:style-name="ce11"/>
          <table:table-cell table:style-name="ce12" table:number-columns-repeated="2"/>
          <table:table-cell table:style-name="ce27"/>
          <table:table-cell table:style-name="ce12" table:number-columns-repeated="117"/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Activity 6</text:p>
          </table:table-cell>
          <table:table-cell table:style-name="ce19" office:value-type="date" office:date-value="2019-08-29" calcext:value-type="date">
            <text:p>29 Agustus</text:p>
          </table:table-cell>
          <table:table-cell table:style-name="ce20" table:formula="of:=[.E12]-[.C12]" office:value-type="float" office:value="2" calcext:value-type="float">
            <text:p>2</text:p>
          </table:table-cell>
          <table:table-cell table:style-name="ce19" office:value-type="date" office:date-value="2019-08-31" calcext:value-type="date">
            <text:p>31 Agustus</text:p>
          </table:table-cell>
          <table:table-cell table:style-name="ce27" table:number-columns-repeated="9"/>
          <table:table-cell table:style-name="ce11"/>
          <table:table-cell table:style-name="ce27" table:number-columns-repeated="3"/>
          <table:table-cell table:style-name="ce12" table:number-columns-repeated="117"/>
          <table:table-cell table:number-columns-repeated="4"/>
        </table:table-row>
        <table:table-row table:style-name="ro2">
          <table:table-cell/>
          <table:table-cell table:style-name="Activity" office:value-type="string" calcext:value-type="string">
            <text:p>Activity 5</text:p>
          </table:table-cell>
          <table:table-cell table:style-name="ce19" office:value-type="date" office:date-value="2019-08-30" calcext:value-type="date">
            <text:p>30 Agustus</text:p>
          </table:table-cell>
          <table:table-cell table:style-name="ce20" table:formula="of:=[.E13]-[.C13]" office:value-type="float" office:value="2" calcext:value-type="float">
            <text:p>2</text:p>
          </table:table-cell>
          <table:table-cell table:style-name="ce19" office:value-type="date" office:date-value="2019-09-01" calcext:value-type="date">
            <text:p>1 September</text:p>
          </table:table-cell>
          <table:table-cell table:style-name="ce28"/>
          <table:table-cell table:style-name="ce11" table:number-columns-repeated="14"/>
          <table:table-cell table:style-name="ce12" table:number-columns-repeated="115"/>
          <table:table-cell table:number-columns-repeated="4"/>
        </table:table-row>
        <table:table-row table:style-name="ro2">
          <table:table-cell/>
          <table:table-cell table:style-name="Activity" office:value-type="string" calcext:value-type="string">
            <text:p>Activity 6</text:p>
          </table:table-cell>
          <table:table-cell table:style-name="ce19" office:value-type="date" office:date-value="2019-08-31" calcext:value-type="date">
            <text:p>31 Agustus</text:p>
          </table:table-cell>
          <table:table-cell table:style-name="ce20" table:formula="of:=[.E14]-[.C14]" office:value-type="float" office:value="2" calcext:value-type="float">
            <text:p>2</text:p>
          </table:table-cell>
          <table:table-cell table:style-name="ce19" office:value-type="date" office:date-value="2019-09-02" calcext:value-type="date">
            <text:p>2 September</text:p>
          </table:table-cell>
          <table:table-cell table:style-name="ce12"/>
          <table:table-cell table:style-name="ce11" table:number-columns-repeated="14"/>
          <table:table-cell table:style-name="ce12" table:number-columns-repeated="10"/>
          <table:table-cell table:style-name="ce34"/>
          <table:table-cell table:style-name="ce12" table:number-columns-repeated="104"/>
          <table:table-cell table:number-columns-repeated="4"/>
        </table:table-row>
        <table:table-row table:style-name="ro2">
          <table:table-cell/>
          <table:table-cell table:style-name="Activity" office:value-type="string" calcext:value-type="string">
            <text:p>Activity 7</text:p>
          </table:table-cell>
          <table:table-cell table:style-name="ce19" office:value-type="date" office:date-value="2019-09-01" calcext:value-type="date">
            <text:p>1 September</text:p>
          </table:table-cell>
          <table:table-cell table:style-name="ce20" table:formula="of:=[.E15]-[.C15]" office:value-type="float" office:value="2" calcext:value-type="float">
            <text:p>2</text:p>
          </table:table-cell>
          <table:table-cell table:style-name="ce19" office:value-type="date" office:date-value="2019-09-03" calcext:value-type="date">
            <text:p>3 September</text:p>
          </table:table-cell>
          <table:table-cell table:style-name="ce12"/>
          <table:table-cell table:style-name="ce11" table:number-columns-repeated="14"/>
          <table:table-cell table:style-name="ce12" table:number-columns-repeated="115"/>
          <table:table-cell table:number-columns-repeated="4"/>
        </table:table-row>
        <table:table-row table:style-name="ro2">
          <table:table-cell table:number-columns-repeated="3"/>
          <table:table-cell table:style-name="ce20" table:formula="of:=[.E16]-[.C16]" office:value-type="float" office:value="0" calcext:value-type="float">
            <text:p>0</text:p>
          </table:table-cell>
          <table:table-cell/>
          <table:table-cell table:style-name="ce12"/>
          <table:table-cell table:style-name="ce11" table:number-columns-repeated="14"/>
          <table:table-cell table:style-name="ce12" table:number-columns-repeated="115"/>
          <table:table-cell table:number-columns-repeated="4"/>
        </table:table-row>
        <table:table-row table:style-name="ro2">
          <table:table-cell table:number-columns-repeated="3"/>
          <table:table-cell table:style-name="ce20" table:formula="of:=[.E17]-[.C17]" office:value-type="float" office:value="0" calcext:value-type="float">
            <text:p>0</text:p>
          </table:table-cell>
          <table:table-cell/>
          <table:table-cell table:style-name="ce12"/>
          <table:table-cell table:style-name="ce11" table:number-columns-repeated="14"/>
          <table:table-cell table:style-name="ce12" table:number-columns-repeated="115"/>
          <table:table-cell table:number-columns-repeated="4"/>
        </table:table-row>
        <table:table-row table:style-name="ro2">
          <table:table-cell table:number-columns-repeated="3"/>
          <table:table-cell table:style-name="ce20" table:formula="of:=[.E18]-[.C18]" office:value-type="float" office:value="0" calcext:value-type="float">
            <text:p>0</text:p>
          </table:table-cell>
          <table:table-cell/>
          <table:table-cell table:style-name="ce12"/>
          <table:table-cell table:style-name="ce11" table:number-columns-repeated="14"/>
          <table:table-cell table:style-name="ce12" table:number-columns-repeated="115"/>
          <table:table-cell table:number-columns-repeated="4"/>
        </table:table-row>
        <table:table-row table:style-name="ro2">
          <table:table-cell table:number-columns-repeated="3"/>
          <table:table-cell table:style-name="ce20" table:formula="of:=[.E19]-[.C19]" office:value-type="float" office:value="0" calcext:value-type="float">
            <text:p>0</text:p>
          </table:table-cell>
          <table:table-cell/>
          <table:table-cell table:style-name="ce12"/>
          <table:table-cell table:style-name="ce11" table:number-columns-repeated="14"/>
          <table:table-cell table:style-name="ce12" table:number-columns-repeated="115"/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12"/>
          <table:table-cell table:style-name="ce11" table:number-columns-repeated="14"/>
          <table:table-cell table:style-name="ce12" table:number-columns-repeated="115"/>
          <table:table-cell table:number-columns-repeated="4"/>
        </table:table-row>
        <table:table-row table:style-name="ro2">
          <table:table-cell table:number-columns-repeated="5"/>
          <table:table-cell table:style-name="ce12" table:number-columns-repeated="130"/>
          <table:table-cell table:number-columns-repeated="4"/>
        </table:table-row>
        <table:table-row table:style-name="ro2" table:number-rows-repeated="6">
          <table:table-cell table:number-columns-repeated="5"/>
          <table:table-cell table:style-name="ce30" table:number-columns-repeated="130"/>
          <table:table-cell table:number-columns-repeated="4"/>
        </table:table-row>
        <table:table-row table:style-name="ro1" table:number-rows-repeated="72">
          <table:table-cell table:number-columns-repeated="5"/>
          <table:table-cell table:style-name="ce30" table:number-columns-repeated="130"/>
          <table:table-cell table:number-columns-repeated="4"/>
        </table:table-row>
        <table:table-row table:style-name="ro1" table:number-rows-repeated="1048475">
          <table:table-cell table:number-columns-repeated="139"/>
        </table:table-row>
        <table:table-row table:style-name="ro1">
          <table:table-cell table:number-columns-repeated="139"/>
        </table:table-row>
        <calcext:conditional-formats>
          <calcext:conditional-format calcext:target-range-address="Sheet1.F7:Sheet1.EE22">
            <calcext:condition calcext:apply-style-name="Period" calcext:value="formula-is(PeriodInPlan)" calcext:base-cell-address="Sheet1.F7"/>
          </calcext:conditional-format>
          <calcext:conditional-format calcext:target-range-address="Sheet1.F5:Sheet1.EE100">
            <calcext:condition calcext:apply-style-name="CurrDay" calcext:value="formula-is(CurrentDay)" calcext:base-cell-address="Sheet1.F5"/>
            <calcext:condition calcext:apply-style-name="OddColumn" calcext:value="formula-is(ISODD(COLUMN()))" calcext:base-cell-address="Sheet1.F5"/>
          </calcext:conditional-format>
        </calcext:conditional-formats>
      </table:table>
      <table:named-expressions>
        <table:named-expression table:name="CurrentDay" table:base-cell-address="$Sheet1.$O$14" table:expression="[$Sheet1.O$6]=TODAY()"/>
        <table:named-expression table:name="PeriodInPlan" table:base-cell-address="$Sheet1.$W$12" table:expression="WorkDays=MEDIAN(WorkDays;StartWork;StartWork+[$Sheet1.$D12])"/>
        <table:named-expression table:name="StartWork" table:base-cell-address="$Sheet1.$E$5" table:expression="[$Sheet1.$C5]+1-[$Sheet1.$C$2]"/>
        <table:named-expression table:name="WorkDays" table:base-cell-address="$Sheet1.$EE$4" table:expression="[$Sheet1.EE$6]+1-[$Sheet1.$C$2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Corbel" svg:font-family="Corbe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08" number:title="User-defined">
      <number:day/>
      <number:text> </number:text>
      <number:month number:style="long" number:textual="true"/>
    </number:date-style>
    <number:date-style style:name="N109">
      <number:day/>
    </number:dat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0" number:title="User-defined">
      <number:day-of-week/>
    </number:date-style>
    <number:number-style style:name="N10105P0" style:volatile="true" number:language="id" number:country="ID">
      <number:text>Rp</number:text>
      <number:number number:decimal-places="0" loext:min-decimal-places="0" number:min-integer-digits="1" number:grouping="true"/>
      <number:text> </number:text>
    </number:number-style>
    <number:number-style style:name="N10105" number:language="id" number:country="ID"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105P0"/>
    </number:number-style>
    <number:number-style style:name="N10106P0" style:volatile="true" number:language="id" number:country="ID">
      <number:text>Rp</number:text>
      <number:number number:decimal-places="0" loext:min-decimal-places="0" number:min-integer-digits="1" number:grouping="true"/>
      <number:text> </number:text>
    </number:number-style>
    <number:number-style style:name="N10106" number:language="id" number:country="ID">
      <style:text-properties fo:color="#ff0000"/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106P0"/>
    </number:number-style>
    <number:number-style style:name="N10108P0" style:volatile="true" number:language="id" number:country="ID">
      <number:text>Rp</number:text>
      <number:number number:decimal-places="2" loext:min-decimal-places="2" number:min-integer-digits="1" number:grouping="true"/>
      <number:text> </number:text>
    </number:number-style>
    <number:number-style style:name="N10108" number:language="id" number:country="ID"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id" number:country="ID">
      <number:text>Rp</number:text>
      <number:number number:decimal-places="2" loext:min-decimal-places="2" number:min-integer-digits="1" number:grouping="true"/>
      <number:text> </number:text>
    </number:number-style>
    <number:number-style style:name="N10109" number:language="id" number:country="ID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id" number:country="ID">
      <number:day number:style="long"/>
      <number:text>-</number:text>
      <number:month number:textual="true"/>
      <number:text>-</number:text>
      <number:year/>
    </number:date-style>
    <number:date-style style:name="N10111" number:language="id" number:country="ID">
      <number:day number:style="long"/>
      <number:text>-</number:text>
      <number:month number:textual="true"/>
    </number:date-style>
    <number:date-style style:name="N10112" number:language="id" number:country="ID">
      <number:month number:textual="true"/>
      <number:text>-</number:text>
      <number:year/>
    </number:date-style>
    <number:time-style style:name="N10113" number:language="id" number:country="ID">
      <number:hours/>
      <number:text>:</number:text>
      <number:minutes number:style="long"/>
      <number:text> </number:text>
      <number:am-pm/>
    </number:time-style>
    <number:time-style style:name="N10114" number:language="id" number:country="I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d" number:country="ID">
      <number:hours/>
      <number:text>:</number:text>
      <number:minutes number:style="long"/>
    </number:time-style>
    <number:time-style style:name="N10116" number:language="id" number:country="ID">
      <number:hours/>
      <number:text>:</number:text>
      <number:minutes number:style="long"/>
      <number:text>:</number:text>
      <number:seconds number:style="long"/>
    </number:time-style>
    <number:date-style style:name="N10117" number:language="id" number:country="ID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id" number:country="ID">
      <number:number number:decimal-places="0" loext:min-decimal-places="0" number:min-integer-digits="1" number:grouping="true"/>
      <number:text> </number:text>
    </number:number-style>
    <number:number-style style:name="N10119" number:language="id" number:country="ID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id" number:country="ID">
      <number:number number:decimal-places="0" loext:min-decimal-places="0" number:min-integer-digits="1" number:grouping="true"/>
      <number:text> </number:text>
    </number:number-style>
    <number:number-style style:name="N10120" number:language="id" number:country="ID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2P0" style:volatile="true" number:language="id" number:country="ID">
      <number:number number:decimal-places="2" loext:min-decimal-places="2" number:min-integer-digits="1" number:grouping="true"/>
      <number:text> </number:text>
    </number:number-style>
    <number:number-style style:name="N10122" number:language="id" number:country="ID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id" number:country="ID">
      <number:number number:decimal-places="2" loext:min-decimal-places="2" number:min-integer-digits="1" number:grouping="true"/>
      <number:text> </number:text>
    </number:number-style>
    <number:number-style style:name="N10123" number:language="id" number:country="ID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3P0"/>
    </number:number-style>
    <number:number-style style:name="N10127P0" style:volatile="true" number:language="id" number:country="ID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7P1" style:volatile="true" number:language="id" number:country="ID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7P2" style:volatile="true" number:language="id" number:country="ID">
      <loext:text> </loext:text>
      <loext:fill-character> </loext:fill-character>
      <number:text>- </number:text>
    </number:number-style>
    <number:text-style style:name="N10127" number:language="id" number:country="ID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id" number:country="ID">
      <loext:text> 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id" number:country="ID">
      <loext:text> R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1P2" style:volatile="true" number:language="id" number:country="ID">
      <loext:text> Rp</loext:text>
      <loext:fill-character> </loext:fill-character>
      <number:text>- </number:text>
    </number:number-style>
    <number:text-style style:name="N10131" number:language="id" number:country="ID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id" number:country="ID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5P1" style:volatile="true" number:language="id" number:country="ID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5P2" style:volatile="true" number:language="id" number:country="ID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5" number:language="id" number:country="ID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id" number:country="ID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id" number:country="ID">
      <loext:text> R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9P2" style:volatile="true" number:language="id" number:country="ID">
      <loext:text> R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id" number:country="ID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fo:background-color="#ffffff" style:text-align-source="fix" style:repeat-content="false"/>
      <style:paragraph-properties fo:text-align="center" fo:margin-left="0mm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 style:data-style-name="N108">
      <style:table-cell-properties fo:border-bottom="0.31pt solid #666666" fo:background-color="#ffffff" style:diagonal-bl-tr="none" style:diagonal-tl-br="none" style:text-align-source="fix" style:repeat-content="false" fo:border-left="none" fo:border-right="none" fo:border-top="0.31pt solid #666666" style:vertical-align="middle"/>
      <style:paragraph-properties fo:text-align="center"/>
      <style:text-properties fo:color="#333333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 style:diagonal-bl-tr="none" style:diagonal-tl-br="none" fo:border="0.06pt solid #000000" loext:vertical-justify="auto"/>
      <style:paragraph-properties css3t:text-justify="auto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tivity" style:family="table-cell" style:parent-style-name="Default" style:data-style-name="N0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" style:family="table-cell" style:parent-style-name="Good">
      <style:table-cell-properties fo:border-bottom="0.06pt solid #ffffff" fo:background-color="#009353" style:diagonal-bl-tr="none" style:diagonal-tl-br="none" fo:border-left="none" fo:border-right="none" fo:border-top="0.06pt solid #ffffff"/>
    </style:style>
    <style:style style:name="OddColumn" style:family="table-cell" style:parent-style-name="Accent_20_3">
      <style:table-cell-properties fo:background-color="#b3b3b3" style:diagonal-bl-tr="none" style:diagonal-tl-br="none" loext:vertical-justify="auto"/>
      <style:paragraph-properties css3t:text-justify="auto"/>
      <style:text-properties fo:font-weight="normal"/>
    </style:style>
    <style:style style:name="Minggu" style:family="table-cell" style:parent-style-name="Good" style:data-style-name="N109">
      <style:table-cell-properties fo:background-color="#00a8d6" style:diagonal-bl-tr="none" style:diagonal-tl-br="none" style:text-align-source="fix" style:repeat-content="false" fo:border="none" style:vertical-align="middle"/>
      <style:paragraph-properties fo:text-align="center" fo:margin-left="0mm"/>
      <style:text-properties style:use-window-font-color="true"/>
    </style:style>
    <style:style style:name="Tanggal" style:family="table-cell" style:parent-style-name="Default">
      <style:table-cell-properties fo:border-bottom="0.31pt solid #666666" style:diagonal-bl-tr="none" style:diagonal-tl-br="none" fo:border-left="none" fo:border-right="none" fo:border-top="none"/>
    </style:style>
    <style:style style:name="CurrDay" style:family="table-cell" style:parent-style-name="Default">
      <style:table-cell-properties fo:background-color="#ff4000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07:39:42.018563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Farhan Maruanaya</meta:initial-creator>
    <meta:creation-date>2019-08-27T16:18:24.382280544</meta:creation-date>
    <dc:date>2019-08-28T09:36:04.861682434</dc:date>
    <dc:creator>Farhan Maruanaya</dc:creator>
    <meta:editing-duration>PT13H7M47S</meta:editing-duration>
    <meta:editing-cycles>10</meta:editing-cycles>
    <meta:generator>LibreOffice/6.3.0.4$Linux_X86_64 LibreOffice_project/30$Build-4</meta:generator>
    <meta:document-statistic meta:table-count="1" meta:cell-count="33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ToggleMergeCells", "", 0, Array())

rem ----------------------------------------------------------------------
dim args2(1) as new com.sun.star.beans.PropertyValue
args2(0).Name = "By"
args2(0).Value = 1
args2(1).Name = "Sel"
args2(1).Value = false

dispatcher.executeDispatch(document, ".uno:GoRight", "", 0, args2())

rem ----------------------------------------------------------------------
dim args3(0) as new com.sun.star.beans.PropertyValue
args3(0).Name = "By"
args3(0).Value = 1

dispatcher.executeDispatch(document, ".uno:GoRightSel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spatcher.executeDispatch(document, ".uno:ToggleMergeCells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